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18cm" svg:stroke-color="#000000" draw:marker-start="Marker_5f_0" draw:marker-start-width="0.364cm" draw:marker-end="Marker_5f_1" draw:marker-end-width="0.364cm" svg:stroke-opacity="100%" draw:stroke-linejoin="round" svg:stroke-linecap="round" draw:fill="solid" draw:fill-color="#eeeeee" fo:padding-top="0.134cm" fo:padding-bottom="0.134cm" fo:padding-left="0.259cm" fo:padding-right="0.259cm" loext:decorative="false"/>
    </style:style>
    <style:style style:name="gr2" style:family="graphic">
      <style:graphic-properties style:writing-mode="lr-tb" loext:decorative="false"/>
    </style:style>
    <style:style style:name="gr3" style:family="graphic" style:parent-style-name="standard">
      <style:graphic-properties draw:stroke="solid" svg:stroke-width="0.018cm" svg:stroke-color="#000000" draw:marker-start-width="0.188cm" draw:marker-end-width="0.188cm" svg:stroke-opacity="100%" draw:stroke-linejoin="round" svg:stroke-linecap="round" draw:fill="solid" draw:fill-color="#eeeeee" fo:padding-top="0.134cm" fo:padding-bottom="0.134cm" fo:padding-left="0.259cm" fo:padding-right="0.259cm" loext:decorative="false"/>
    </style:style>
    <style:style style:name="gr4" style:family="graphic">
      <style:graphic-properties loext:decorative="false"/>
    </style:style>
    <style:style style:name="gr5" style:family="graphic" style:parent-style-name="standard">
      <style:graphic-properties draw:stroke="none" svg:stroke-width="0.018cm" draw:marker-start-width="0.227cm" draw:marker-end-width="0.227cm" draw:fill="solid" draw:fill-color="#eeeeee" draw:shadow="hidden" loext:decorative="false"/>
    </style:style>
    <style:style style:name="gr6" style:family="graphic" style:parent-style-name="standard">
      <style:graphic-properties draw:stroke="solid" svg:stroke-width="0.018cm" svg:stroke-color="#000000" draw:marker-start-width="0.227cm" draw:marker-end-width="0.227cm" svg:stroke-opacity="100%" draw:stroke-linejoin="round" svg:stroke-linecap="round" draw:fill="solid" draw:fill-color="#eeeeee" fo:padding-top="0.134cm" fo:padding-bottom="0.134cm" fo:padding-left="0.259cm" fo:padding-right="0.259cm" loext:decorative="false"/>
    </style:style>
    <style:style style:name="gr7" style:family="graphic" style:parent-style-name="standard">
      <style:graphic-properties draw:stroke="none" svg:stroke-width="0.018cm" draw:marker-start-width="0.227cm" draw:marker-end-width="0.227cm" draw:fill="solid" draw:fill-color="#eeeeee" draw:textarea-vertical-align="middle" fo:min-height="0.818cm" fo:min-width="2.54cm" fo:padding-top="0.141cm" fo:padding-bottom="0.141cm" fo:padding-left="0.141cm" fo:padding-right="0.141cm" loext:decorative="false"/>
      <style:paragraph-properties style:writing-mode="lr-tb"/>
    </style:style>
    <style:style style:name="gr8" style:family="graphic" style:parent-style-name="standard">
      <style:graphic-properties draw:stroke="none" svg:stroke-width="0.018cm" draw:marker-start-width="0.227cm" draw:marker-end-width="0.227cm" draw:fill="solid" draw:fill-color="#eeeeee" draw:textarea-vertical-align="middle" fo:min-height="0.423cm" fo:min-width="2.54cm" fo:padding-top="0cm" fo:padding-bottom="0cm" fo:padding-left="0cm" fo:padding-right="0cm" loext:decorative="false"/>
      <style:paragraph-properties style:writing-mode="lr-tb"/>
    </style:style>
    <style:style style:name="gr9" style:family="graphic" style:parent-style-name="standard">
      <style:graphic-properties draw:stroke="none" svg:stroke-width="0.018cm" draw:marker-start-width="0.227cm" draw:marker-end-width="0.227cm" draw:fill="solid" draw:fill-color="#666666" draw:shadow="hidden" loext:decorative="false"/>
    </style:style>
    <style:style style:name="gr10" style:family="graphic" style:parent-style-name="standard">
      <style:graphic-properties draw:stroke="none" svg:stroke-width="0.018cm" draw:marker-start-width="0.227cm" draw:marker-end-width="0.227cm" draw:fill="solid" draw:fill-color="#eeeeee" draw:textarea-vertical-align="middle" fo:min-height="0.424cm" fo:min-width="2.54cm" fo:padding-top="0.282cm" fo:padding-bottom="0.282cm" fo:padding-left="1.058cm" fo:padding-right="0.282cm" loext:decorative="false"/>
      <style:paragraph-properties style:writing-mode="lr-tb"/>
    </style:style>
    <style:style style:name="gr11" style:family="graphic" style:parent-style-name="standard">
      <style:graphic-properties draw:stroke="dash" draw:stroke-dash="Dash_5f_0" svg:stroke-width="0.018cm" svg:stroke-color="#000000" draw:marker-start-width="0.188cm" draw:marker-end-width="0.188cm" svg:stroke-opacity="100%" draw:stroke-linejoin="round" svg:stroke-linecap="round" draw:fill="solid" draw:fill-color="#eeeeee" fo:padding-top="0.134cm" fo:padding-bottom="0.134cm" fo:padding-left="0.259cm" fo:padding-right="0.259cm" loext:decorative="false"/>
    </style:style>
    <style:style style:name="gr12" style:family="graphic" style:parent-style-name="standard">
      <style:graphic-properties draw:stroke="solid" svg:stroke-width="0.018cm" svg:stroke-color="#000000" draw:marker-start-width="0.227cm" draw:marker-end-width="0.227cm" svg:stroke-opacity="100%" draw:stroke-linejoin="round" svg:stroke-linecap="round" draw:fill="solid" draw:fill-color="#666666" fo:padding-top="0.134cm" fo:padding-bottom="0.134cm" fo:padding-left="0.259cm" fo:padding-right="0.259cm" loext:decorative="false"/>
    </style:style>
    <style:style style:name="gr13" style:family="graphic" style:parent-style-name="standard">
      <style:graphic-properties draw:stroke="none" svg:stroke-width="0.018cm" svg:stroke-color="#000000" draw:marker-start-width="0.227cm" draw:marker-end-width="0.227cm" draw:fill="solid" draw:fill-color="#666666" draw:shadow="hidden" loext:decorative="false"/>
    </style:style>
    <style:style style:name="gr14" style:family="graphic" style:parent-style-name="standard">
      <style:graphic-properties draw:stroke="none" svg:stroke-width="0.018cm" draw:marker-start-width="0.227cm" draw:marker-end-width="0.227cm" draw:fill="solid" draw:fill-color="#eeeeee" draw:textarea-vertical-align="middle" fo:min-height="0.843cm" fo:min-width="2.54cm" fo:padding-top="0cm" fo:padding-bottom="0cm" fo:padding-left="0cm" fo:padding-right="0cm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in-height="6.25cm" loext:decorative="false"/>
      <style:paragraph-properties style:writing-mode="lr-tb"/>
    </style:style>
    <style:style style:name="gr16" style:family="graphic" style:parent-style-name="standard">
      <style:graphic-properties draw:stroke="solid" svg:stroke-width="0.018cm" svg:stroke-color="#000000" draw:marker-start="CF_20_Zero_20_One" draw:marker-start-width="0.364cm" draw:marker-end="Marker_5f_1" draw:marker-end-width="0.364cm" svg:stroke-opacity="100%" draw:stroke-linejoin="round" svg:stroke-linecap="round" draw:fill="solid" draw:fill-color="#eeeeee" fo:padding-top="0.134cm" fo:padding-bottom="0.134cm" fo:padding-left="0.259cm" fo:padding-right="0.259cm" loext:decorative="false"/>
    </style:style>
    <style:style style:name="gr17" style:family="graphic" style:parent-style-name="standard">
      <style:graphic-properties draw:stroke="none" svg:stroke-width="0.018cm" draw:marker-start-width="0.227cm" draw:marker-end-width="0.227cm" draw:fill="none" draw:fill-color="#eeeeee" loext:fill-use-slide-background="false" draw:textarea-vertical-align="middle" fo:min-height="0.424cm" fo:min-width="2.54cm" fo:padding-top="0.282cm" fo:padding-bottom="0.282cm" fo:padding-left="1.058cm" fo:padding-right="0.282cm" loext:decorative="false"/>
      <style:paragraph-properties style:writing-mode="lr-tb"/>
    </style:style>
    <style:style style:name="P1" style:family="paragraph">
      <loext:graphic-properties draw:fill="solid" draw:fill-color="#eeeeee"/>
      <style:text-properties fo:color="#000000" loext:opacity="100%"/>
    </style:style>
    <style:style style:name="P2" style:family="paragraph">
      <style:paragraph-properties fo:margin-left="0cm" fo:margin-right="0cm" fo:margin-top="0cm" fo:margin-bottom="0cm" fo:line-height="120%" fo:text-align="center" fo:text-indent="0cm"/>
    </style:style>
    <style:style style:name="P3" style:family="paragraph">
      <loext:graphic-properties draw:fill="solid" draw:fill-color="#eeeeee"/>
      <style:paragraph-properties fo:margin-left="0cm" fo:margin-right="0cm" fo:margin-top="0cm" fo:margin-bottom="0cm" fo:line-height="120%" fo:text-align="center" fo:text-indent="0cm"/>
      <style:text-properties fo:color="#000000" loext:opacity="100%"/>
    </style:style>
    <style:style style:name="P4" style:family="paragraph">
      <style:paragraph-properties fo:margin-left="0cm" fo:margin-right="0cm" fo:margin-top="0cm" fo:margin-bottom="0cm" fo:line-height="120%" fo:text-align="start" fo:text-indent="0cm"/>
    </style:style>
    <style:style style:name="P5" style:family="paragraph">
      <loext:graphic-properties draw:fill="solid" draw:fill-color="#eeeeee"/>
      <style:paragraph-properties fo:margin-left="0cm" fo:margin-right="0cm" fo:margin-top="0cm" fo:margin-bottom="0cm" fo:line-height="120%" fo:text-align="start" fo:text-indent="0cm"/>
      <style:text-properties fo:color="#000000" loext:opacity="100%"/>
    </style:style>
    <style:style style:name="P6" style:family="paragraph">
      <loext:graphic-properties draw:fill="solid" draw:fill-color="#666666"/>
      <style:text-properties fo:color="#000000" loext:opacity="100%"/>
    </style:style>
    <style:style style:name="P7" style:family="paragraph">
      <loext:graphic-properties draw:fill="solid" draw:fill-color="#eeeeee"/>
      <style:paragraph-properties fo:margin-left="0cm" fo:margin-right="0cm" fo:margin-top="0cm" fo:margin-bottom="0cm" fo:line-height="120%" fo:text-align="start" fo:text-indent="0cm"/>
      <style:text-properties fo:color="#000000" loext:opacity="100%" fo:font-weight="bold"/>
    </style:style>
    <style:style style:name="P8" style:family="paragraph">
      <loext:graphic-properties draw:fill="solid" draw:fill-color="#eeeeee"/>
      <style:paragraph-properties fo:margin-left="0cm" fo:margin-right="0cm" fo:margin-top="0cm" fo:margin-bottom="0cm" fo:line-height="120%" fo:text-align="start" fo:text-indent="0cm"/>
      <style:text-properties fo:color="#000000" loext:opacity="100%" fo:font-weight="normal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fo:text-align="center"/>
    </style:style>
    <style:style style:name="P11" style:family="paragraph">
      <loext:graphic-properties draw:fill="none" draw:fill-color="#eeeeee"/>
      <style:paragraph-properties fo:margin-left="0cm" fo:margin-right="0cm" fo:margin-top="0cm" fo:margin-bottom="0cm" fo:line-height="120%" fo:text-align="start" fo:text-indent="0cm"/>
      <style:text-properties fo:color="#000000" loext:opacity="100%"/>
    </style:style>
    <style:style style:name="P12" style:family="paragraph">
      <style:paragraph-properties fo:margin-left="0cm" fo:margin-right="0cm" fo:margin-top="0cm" fo:margin-bottom="0cm" fo:line-height="120%" fo:text-align="start" fo:text-indent="0cm"/>
      <style:text-properties fo:font-weight="normal" style:font-weight-asian="normal" style:font-weight-complex="normal"/>
    </style:style>
    <style:style style:name="P13" style:family="paragraph">
      <loext:graphic-properties draw:fill="solid" draw:fill-color="#eeeeee"/>
      <style:paragraph-properties fo:margin-left="0cm" fo:margin-right="0cm" fo:margin-top="0cm" fo:margin-bottom="0cm" fo:line-height="120%" fo:text-align="start" fo:text-indent="0cm"/>
      <style:text-properties fo:color="#000000" loext:opacity="100%" fo:font-weight="normal" style:font-weight-asian="normal" style:font-weight-complex="normal"/>
    </style:style>
    <style:style style:name="T1" style:family="text">
      <style:text-properties fo:color="#000000" loext:opacity="100%" style:font-name="Calibri" fo:font-size="12pt" style:font-name-asian="Calibri" style:font-size-asian="12pt" style:font-name-complex="Calibri" style:font-size-complex="12pt"/>
    </style:style>
    <style:style style:name="T2" style:family="text">
      <style:text-properties fo:color="#2e75b5" loext:opacity="100%" style:font-name="Calibri" fo:font-size="10pt" style:font-name-asian="Calibri" style:font-size-asian="10pt" style:font-name-complex="Calibri" style:font-size-complex="10pt"/>
    </style:style>
    <style:style style:name="T3" style:family="text">
      <style:text-properties fo:color="#1e4e79" loext:opacity="100%" style:font-name="Calibri" fo:font-size="10pt" style:font-name-asian="Calibri" style:font-size-asian="10pt" style:font-name-complex="Calibri" style:font-size-complex="10pt"/>
    </style:style>
    <style:style style:name="T4" style:family="text">
      <style:text-properties fo:color="#000000" loext:opacity="100%" style:font-name="Calibri" fo:font-size="10pt" fo:font-weight="bold" style:font-name-asian="Calibri" style:font-size-asian="10pt" style:font-weight-asian="bold" style:font-name-complex="Calibri" style:font-size-complex="10pt" style:font-weight-complex="bold"/>
    </style:style>
    <style:style style:name="T5" style:family="text">
      <style:text-properties fo:color="#000000" loext:opacity="100%" style:font-name="Calibri" fo:font-size="10pt" style:font-name-asian="Calibri" style:font-size-asian="10pt" style:font-name-complex="Calibri" style:font-size-complex="10pt"/>
    </style:style>
    <style:style style:name="T6" style:family="text">
      <style:text-properties fo:color="#000000" loext:opacity="100%" style:font-name="Calibri" fo:font-size="10pt" fo:font-weight="bold" style:font-name-asian="Calibri" style:font-size-asian="10pt" style:font-name-complex="Calibri" style:font-size-complex="10pt"/>
    </style:style>
    <style:style style:name="T7" style:family="text">
      <style:text-properties fo:color="#000000" loext:opacity="100%" style:font-name="Calibri" fo:font-size="10pt" fo:font-weight="normal" style:font-name-asian="Calibri" style:font-size-asian="10pt" style:font-name-complex="Calibri" style:font-size-complex="10pt"/>
    </style:style>
    <style:style style:name="T8" style:family="text">
      <style:text-properties fo:font-size="54pt" fo:font-weight="bold" style:font-size-asian="54pt" style:font-weight-asian="bold" style:font-size-complex="54pt" style:font-weight-complex="bold"/>
    </style:style>
    <style:style style:name="T9" style:family="text">
      <style:text-properties fo:font-size="28pt" style:font-size-asian="28pt" style:font-size-complex="28pt"/>
    </style:style>
    <style:style style:name="T10" style:family="text">
      <style:text-properties fo:color="#000000" loext:opacity="100%" style:font-name="Calibri" fo:font-size="10pt" fo:font-weight="normal" style:font-name-asian="Calibri" style:font-size-asian="10pt" style:font-weight-asian="normal" style:font-name-complex="Calibri" style:font-size-complex="1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-1" draw:style-name="dp1" draw:master-page-name="PM0">
        <draw:line draw:style-name="gr1" draw:text-style-name="P1" draw:layer="layout" svg:x1="16cm" svg:y1="15cm" svg:x2="16cm" svg:y2="12.35cm">
          <text:p/>
        </draw:line>
        <draw:g draw:style-name="gr2">
          <draw:polygon draw:style-name="gr3" draw:text-style-name="P1" draw:layer="layout" svg:width="0cm" svg:height="0cm" svg:x="21.749cm" svg:y="24.164cm" svg:viewBox="0 0 0 0" draw:points="0,0">
            <text:p/>
          </draw:polygon>
          <draw:g draw:style-name="gr4">
            <draw:polygon draw:style-name="gr5" draw:text-style-name="P1" draw:layer="layout" svg:width="6.499cm" svg:height="0cm" svg:x="21.749cm" svg:y="20.1cm" svg:viewBox="0 0 6500 0" draw:points="0,0 6500,0">
              <text:p/>
            </draw:polygon>
            <draw:polygon draw:style-name="gr6" draw:text-style-name="P1" draw:layer="layout" svg:width="6.499cm" svg:height="0cm" svg:x="21.749cm" svg:y="20.1cm" svg:viewBox="0 0 6500 0" draw:points="0,0 6500,0">
              <text:p/>
            </draw:polygon>
          </draw:g>
          <draw:g draw:style-name="gr4">
            <draw:polygon draw:style-name="gr5" draw:text-style-name="P1" draw:layer="layout" svg:width="6.5cm" svg:height="4.064cm" svg:x="21.749cm" svg:y="20.1cm" svg:viewBox="0 0 6501 4065" draw:points="0,4065 6501,4065 6501,0 0,0">
              <text:p/>
            </draw:polygon>
            <draw:polygon draw:style-name="gr6" draw:text-style-name="P1" draw:layer="layout" svg:width="6.5cm" svg:height="4.064cm" svg:x="21.749cm" svg:y="20.1cm" svg:viewBox="0 0 6501 4065" draw:points="0,4065 6501,4065 6501,0 0,0">
              <text:p/>
            </draw:polygon>
          </draw:g>
          <draw:g draw:style-name="gr2">
            <draw:g draw:style-name="gr4">
              <draw:polygon draw:style-name="gr5" draw:text-style-name="P1" draw:layer="layout" svg:width="6.5cm" svg:height="1.1cm" svg:x="21.749cm" svg:y="20.1cm" svg:viewBox="0 0 6501 1101" draw:points="0,1101 6501,1101 6501,0 0,0">
                <text:p/>
              </draw:polygon>
              <draw:polygon draw:style-name="gr6" draw:text-style-name="P1" draw:layer="layout" svg:width="6.5cm" svg:height="1.1cm" svg:x="21.749cm" svg:y="20.1cm" svg:viewBox="0 0 6501 1101" draw:points="0,1101 6501,1101 6501,0 0,0">
                <text:p/>
              </draw:polygon>
            </draw:g>
            <draw:frame draw:style-name="gr7" draw:text-style-name="P3" draw:layer="layout" svg:width="6.5cm" svg:height="1.1cm" svg:x="21.749cm" svg:y="20.1cm">
              <draw:text-box>
                <text:p text:style-name="P2"><text:span text:style-name="T1">Character_NPC</text:span></text:p>
              </draw:text-box>
            </draw:frame>
          </draw:g>
          <draw:g draw:style-name="gr4">
            <draw:polygon draw:style-name="gr6" draw:text-style-name="P1" draw:layer="layout" svg:width="0cm" svg:height="0cm" svg:x="22.199cm" svg:y="22.191cm" svg:viewBox="0 0 0 0" draw:points="0,0">
              <text:p/>
            </draw:polygon>
            <draw:frame draw:style-name="gr8" draw:text-style-name="P5" draw:layer="layout" svg:width="0.425cm" svg:height="0.423cm" svg:x="22.199cm" svg:y="21.697cm">
              <draw:text-box>
                <text:p text:style-name="P4"><text:span text:style-name="T2">FK</text:span></text:p>
              </draw:text-box>
            </draw:frame>
          </draw:g>
          <draw:g draw:style-name="gr4">
            <draw:path draw:style-name="gr9" draw:text-style-name="P6" draw:layer="layout" svg:width="0.296cm" svg:height="0.599cm" svg:x="21.901cm" svg:y="21.391cm" svg:viewBox="0 0 297 600" svg:d="M58 512l90 88 69-66v-223h45l-23-45c15-12 28-27 38-44 13-22 20-48 20-74s-7-52-20-74c-13-23-32-42-54-55-23-13-48-19-75-19-26 0-51 6-74 19-22 13-41 32-54 55-13 22-20 48-20 74s7 52 20 74c10 17 23 32 38 44l-22 45h45v22l-34 44 56 45v22l-45 45z">
              <text:p/>
            </draw:path>
            <draw:frame draw:style-name="gr8" draw:text-style-name="P5" draw:layer="layout" svg:width="0.446cm" svg:height="0.423cm" svg:x="22.199cm" svg:y="21.268cm">
              <draw:text-box>
                <text:p text:style-name="P4"><text:span text:style-name="T3">PK</text:span></text:p>
              </draw:text-box>
            </draw:frame>
          </draw:g>
          <draw:frame draw:style-name="gr10" draw:text-style-name="P5" draw:layer="layout" svg:width="5.374cm" svg:height="0.988cm" svg:x="22.875cm" svg:y="21.2cm">
            <draw:text-box>
              <text:p text:style-name="P4"><text:span text:style-name="T4">npcID</text:span></text:p>
            </draw:text-box>
          </draw:frame>
          <draw:line draw:style-name="gr11" draw:text-style-name="P1" draw:layer="layout" svg:x1="21.749cm" svg:y1="22.188cm" svg:x2="28.249cm" svg:y2="22.188cm">
            <text:p/>
          </draw:line>
          <draw:g draw:style-name="gr2">
            <draw:g draw:style-name="gr4">
              <draw:path draw:style-name="gr9" draw:text-style-name="P6" draw:layer="layout" svg:width="0.296cm" svg:height="0.599cm" svg:x="21.901cm" svg:y="22.382cm" svg:viewBox="0 0 297 600" svg:d="M58 512l90 88 69-66v-223h45l-23-45c15-12 28-27 38-44 13-22 20-48 20-74s-7-52-20-74c-13-23-32-42-54-55-23-13-48-19-75-19-26 0-51 6-74 19-22 13-41 32-54 55-13 22-20 48-20 74s7 52 20 74c10 17 23 32 38 44l-22 45h45v22l-34 44 56 45v22l-45 45z">
                <text:p/>
              </draw:path>
              <draw:polygon draw:style-name="gr12" draw:text-style-name="P6" draw:layer="layout" svg:width="0cm" svg:height="0cm" svg:x="21.899cm" svg:y="22.982cm" svg:viewBox="0 0 0 0" draw:points="0,0">
                <text:p/>
              </draw:polygon>
            </draw:g>
            <draw:frame draw:style-name="gr8" draw:text-style-name="P5" draw:layer="layout" svg:width="0.446cm" svg:height="0.423cm" svg:x="22.199cm" svg:y="22.259cm">
              <draw:text-box>
                <text:p text:style-name="P4"><text:span text:style-name="T3">PK</text:span></text:p>
              </draw:text-box>
            </draw:frame>
          </draw:g>
          <draw:frame draw:style-name="gr8" draw:text-style-name="P5" draw:layer="layout" svg:width="0.425cm" svg:height="0.423cm" svg:x="22.199cm" svg:y="22.682cm">
            <draw:text-box>
              <text:p text:style-name="P4"><text:span text:style-name="T5">FK</text:span></text:p>
            </draw:text-box>
          </draw:frame>
          <draw:frame draw:style-name="gr10" draw:text-style-name="P5" draw:layer="layout" svg:width="5.374cm" svg:height="0.988cm" svg:x="22.875cm" svg:y="22.188cm">
            <draw:text-box>
              <text:p text:style-name="P4"><text:span text:style-name="T4">characterID</text:span></text:p>
            </draw:text-box>
          </draw:frame>
          <draw:g draw:style-name="gr4">
            <draw:polygon draw:style-name="gr3" draw:text-style-name="P1" draw:layer="layout" svg:width="0cm" svg:height="0cm" svg:x="21.899cm" svg:y="23.97cm" svg:viewBox="0 0 0 0" draw:points="0,0">
              <text:p/>
            </draw:polygon>
          </draw:g>
          <draw:frame draw:style-name="gr10" draw:text-style-name="P5" draw:layer="layout" svg:width="5.374cm" svg:height="0.988cm" svg:x="22.875cm" svg:y="23.176cm">
            <draw:text-box>
              <text:p text:style-name="P4"><text:span text:style-name="T5">amicability</text:span></text:p>
            </draw:text-box>
          </draw:frame>
        </draw:g>
        <draw:polyline draw:style-name="gr1" draw:text-style-name="P1" draw:layer="layout" svg:width="4.357cm" svg:height="2.591cm" draw:transform="skewX (-0.135961148730358) rotate (2.64382475092101) translate (23.25cm 20.097cm)" svg:viewBox="0 0 4358 2592" draw:points="0,0 1054,2592 4358,921">
          <text:p/>
        </draw:polyline>
        <draw:polyline draw:style-name="gr1" draw:text-style-name="P1" draw:layer="layout" svg:width="8.699cm" svg:height="16.499cm" draw:transform="rotate (-1.5707963267949) translate (27.5cm 25cm)" svg:viewBox="0 0 8700 16500" draw:points="8700,0 6750,0 6750,15250 0,15250 0,16500">
          <text:p/>
        </draw:polyline>
        <draw:g draw:style-name="gr2">
          <draw:polygon draw:style-name="gr3" draw:text-style-name="P1" draw:layer="layout" svg:width="0cm" svg:height="0cm" svg:x="13cm" svg:y="12.379cm" svg:viewBox="0 0 0 0" draw:points="0,0">
            <text:p/>
          </draw:polygon>
          <draw:g draw:style-name="gr4">
            <draw:polygon draw:style-name="gr5" draw:text-style-name="P1" draw:layer="layout" svg:width="6.499cm" svg:height="0cm" svg:x="13cm" svg:y="8.315cm" svg:viewBox="0 0 6500 0" draw:points="0,0 6500,0">
              <text:p/>
            </draw:polygon>
            <draw:polygon draw:style-name="gr6" draw:text-style-name="P1" draw:layer="layout" svg:width="6.499cm" svg:height="0cm" svg:x="13cm" svg:y="8.315cm" svg:viewBox="0 0 6500 0" draw:points="0,0 6500,0">
              <text:p/>
            </draw:polygon>
          </draw:g>
          <draw:g draw:style-name="gr4">
            <draw:polygon draw:style-name="gr5" draw:text-style-name="P1" draw:layer="layout" svg:width="6.5cm" svg:height="4.064cm" svg:x="13cm" svg:y="8.315cm" svg:viewBox="0 0 6501 4065" draw:points="0,4065 6501,4065 6501,0 0,0">
              <text:p/>
            </draw:polygon>
            <draw:polygon draw:style-name="gr6" draw:text-style-name="P1" draw:layer="layout" svg:width="6.5cm" svg:height="4.064cm" svg:x="13cm" svg:y="8.315cm" svg:viewBox="0 0 6501 4065" draw:points="0,4065 6501,4065 6501,0 0,0">
              <text:p/>
            </draw:polygon>
          </draw:g>
          <draw:g draw:style-name="gr2">
            <draw:g draw:style-name="gr4">
              <draw:polygon draw:style-name="gr5" draw:text-style-name="P1" draw:layer="layout" svg:width="6.5cm" svg:height="1.1cm" svg:x="13cm" svg:y="8.315cm" svg:viewBox="0 0 6501 1101" draw:points="0,1101 6501,1101 6501,0 0,0">
                <text:p/>
              </draw:polygon>
              <draw:polygon draw:style-name="gr6" draw:text-style-name="P1" draw:layer="layout" svg:width="6.5cm" svg:height="1.1cm" svg:x="13cm" svg:y="8.315cm" svg:viewBox="0 0 6501 1101" draw:points="0,1101 6501,1101 6501,0 0,0">
                <text:p/>
              </draw:polygon>
            </draw:g>
            <draw:frame draw:style-name="gr7" draw:text-style-name="P3" draw:layer="layout" svg:width="6.5cm" svg:height="1.1cm" svg:x="13cm" svg:y="8.315cm">
              <draw:text-box>
                <text:p text:style-name="P2"><text:span text:style-name="T1">Account</text:span></text:p>
              </draw:text-box>
            </draw:frame>
          </draw:g>
          <draw:g draw:style-name="gr4">
            <draw:polygon draw:style-name="gr3" draw:text-style-name="P1" draw:layer="layout" svg:width="0cm" svg:height="0cm" svg:x="13.45cm" svg:y="10.406cm" svg:viewBox="0 0 0 0" draw:points="0,0">
              <text:p/>
            </draw:polygon>
          </draw:g>
          <draw:g draw:style-name="gr4">
            <draw:path draw:style-name="gr9" draw:text-style-name="P6" draw:layer="layout" svg:width="0.296cm" svg:height="0.599cm" svg:x="13.152cm" svg:y="9.606cm" svg:viewBox="0 0 297 600" svg:d="M58 512l90 88 69-66v-223h45l-23-45c15-12 28-27 38-44 13-22 20-48 20-74s-7-52-20-74c-13-23-32-42-54-55-23-13-48-19-75-19-26 0-51 6-74 19-22 13-41 32-54 55-13 22-20 48-20 74s7 52 20 74c10 17 23 32 38 44l-22 45h45v22l-34 44 56 45v22l-45 45z">
              <text:p/>
            </draw:path>
            <draw:frame draw:style-name="gr8" draw:text-style-name="P5" draw:layer="layout" svg:width="0.446cm" svg:height="0.423cm" svg:x="13.45cm" svg:y="9.694cm">
              <draw:text-box>
                <text:p text:style-name="P4"><text:span text:style-name="T3">PK</text:span></text:p>
              </draw:text-box>
            </draw:frame>
          </draw:g>
          <draw:frame draw:style-name="gr10" draw:text-style-name="P5" draw:layer="layout" svg:width="5.374cm" svg:height="0.988cm" svg:x="14.126cm" svg:y="9.415cm">
            <draw:text-box>
              <text:p text:style-name="P4"><text:span text:style-name="T4">accountID</text:span></text:p>
            </draw:text-box>
          </draw:frame>
          <draw:line draw:style-name="gr11" draw:text-style-name="P1" draw:layer="layout" svg:x1="13cm" svg:y1="10.403cm" svg:x2="19.5cm" svg:y2="10.403cm">
            <text:p/>
          </draw:line>
          <draw:g draw:style-name="gr4">
            <draw:polygon draw:style-name="gr3" draw:text-style-name="P1" draw:layer="layout" svg:width="0cm" svg:height="0cm" svg:x="13.15cm" svg:y="11.197cm" svg:viewBox="0 0 0 0" draw:points="0,0">
              <text:p/>
            </draw:polygon>
          </draw:g>
          <draw:frame draw:style-name="gr10" draw:text-style-name="P5" draw:layer="layout" svg:width="5.374cm" svg:height="0.988cm" svg:x="14.126cm" svg:y="10.403cm">
            <draw:text-box>
              <text:p text:style-name="P4"><text:span text:style-name="T4">username</text:span></text:p>
            </draw:text-box>
          </draw:frame>
          <draw:g draw:style-name="gr4">
            <draw:polygon draw:style-name="gr3" draw:text-style-name="P1" draw:layer="layout" svg:width="0cm" svg:height="0cm" svg:x="13.15cm" svg:y="12.185cm" svg:viewBox="0 0 0 0" draw:points="0,0">
              <text:p/>
            </draw:polygon>
          </draw:g>
          <draw:frame draw:style-name="gr10" draw:text-style-name="P5" draw:layer="layout" svg:width="5.374cm" svg:height="0.988cm" svg:x="14.126cm" svg:y="11.391cm">
            <draw:text-box>
              <text:p text:style-name="P4"><text:span text:style-name="T4">password</text:span></text:p>
            </draw:text-box>
          </draw:frame>
          <draw:line draw:style-name="gr11" draw:text-style-name="P1" draw:layer="layout" svg:x1="13cm" svg:y1="10.403cm" svg:x2="19.5cm" svg:y2="10.403cm">
            <text:p/>
          </draw:line>
          <draw:line draw:style-name="gr11" draw:text-style-name="P1" draw:layer="layout" svg:x1="13cm" svg:y1="9.415cm" svg:x2="19.5cm" svg:y2="9.415cm">
            <text:p/>
          </draw:line>
        </draw:g>
        <draw:g draw:style-name="gr2">
          <draw:polygon draw:style-name="gr3" draw:text-style-name="P1" draw:layer="layout" svg:width="0cm" svg:height="0cm" svg:x="4.749cm" svg:y="31.564cm" svg:viewBox="0 0 0 0" draw:points="0,0">
            <text:p/>
          </draw:polygon>
          <draw:g draw:style-name="gr4">
            <draw:polygon draw:style-name="gr5" draw:text-style-name="P1" draw:layer="layout" svg:width="6.499cm" svg:height="0cm" svg:x="4.749cm" svg:y="27.5cm" svg:viewBox="0 0 6500 0" draw:points="0,0 6500,0">
              <text:p/>
            </draw:polygon>
            <draw:polygon draw:style-name="gr6" draw:text-style-name="P1" draw:layer="layout" svg:width="6.499cm" svg:height="0cm" svg:x="4.749cm" svg:y="27.5cm" svg:viewBox="0 0 6500 0" draw:points="0,0 6500,0">
              <text:p/>
            </draw:polygon>
          </draw:g>
          <draw:g draw:style-name="gr4">
            <draw:polygon draw:style-name="gr5" draw:text-style-name="P1" draw:layer="layout" svg:width="6.5cm" svg:height="4.064cm" svg:x="4.749cm" svg:y="27.5cm" svg:viewBox="0 0 6501 4065" draw:points="0,4065 6501,4065 6501,0 0,0">
              <text:p/>
            </draw:polygon>
            <draw:polygon draw:style-name="gr6" draw:text-style-name="P1" draw:layer="layout" svg:width="6.5cm" svg:height="4.064cm" svg:x="4.749cm" svg:y="27.5cm" svg:viewBox="0 0 6501 4065" draw:points="0,4065 6501,4065 6501,0 0,0">
              <text:p/>
            </draw:polygon>
          </draw:g>
          <draw:g draw:style-name="gr2">
            <draw:g draw:style-name="gr4">
              <draw:polygon draw:style-name="gr5" draw:text-style-name="P1" draw:layer="layout" svg:width="6.5cm" svg:height="1.1cm" svg:x="4.749cm" svg:y="27.5cm" svg:viewBox="0 0 6501 1101" draw:points="0,1101 6501,1101 6501,0 0,0">
                <text:p/>
              </draw:polygon>
              <draw:polygon draw:style-name="gr6" draw:text-style-name="P1" draw:layer="layout" svg:width="6.5cm" svg:height="1.1cm" svg:x="4.749cm" svg:y="27.5cm" svg:viewBox="0 0 6501 1101" draw:points="0,1101 6501,1101 6501,0 0,0">
                <text:p/>
              </draw:polygon>
            </draw:g>
            <draw:frame draw:style-name="gr7" draw:text-style-name="P3" draw:layer="layout" svg:width="6.5cm" svg:height="1.1cm" svg:x="4.749cm" svg:y="27.5cm">
              <draw:text-box>
                <text:p text:style-name="P2"><text:span text:style-name="T1">Character_Item</text:span></text:p>
              </draw:text-box>
            </draw:frame>
          </draw:g>
          <draw:g draw:style-name="gr4">
            <draw:polygon draw:style-name="gr6" draw:text-style-name="P1" draw:layer="layout" svg:width="0cm" svg:height="0cm" svg:x="5.199cm" svg:y="29.591cm" svg:viewBox="0 0 0 0" draw:points="0,0">
              <text:p/>
            </draw:polygon>
            <draw:frame draw:style-name="gr8" draw:text-style-name="P5" draw:layer="layout" svg:width="0.425cm" svg:height="0.423cm" svg:x="5.199cm" svg:y="29.097cm">
              <draw:text-box>
                <text:p text:style-name="P4"><text:span text:style-name="T2">FK</text:span></text:p>
              </draw:text-box>
            </draw:frame>
          </draw:g>
          <draw:g draw:style-name="gr4">
            <draw:path draw:style-name="gr9" draw:text-style-name="P6" draw:layer="layout" svg:width="0.296cm" svg:height="0.599cm" svg:x="4.9cm" svg:y="28.791cm" svg:viewBox="0 0 297 600" svg:d="M58 512l90 88 69-66v-223h45l-23-45c15-12 28-27 38-44 13-22 20-48 20-74s-7-52-20-74c-13-23-32-42-54-55-23-13-48-19-75-19-26 0-51 6-74 19-22 13-41 32-54 55-13 22-20 48-20 74s7 52 20 74c10 17 23 32 38 44l-22 45h45v22l-34 44 56 45v22l-45 45z">
              <text:p/>
            </draw:path>
            <draw:frame draw:style-name="gr8" draw:text-style-name="P5" draw:layer="layout" svg:width="0.446cm" svg:height="0.423cm" svg:x="5.199cm" svg:y="28.668cm">
              <draw:text-box>
                <text:p text:style-name="P4"><text:span text:style-name="T3">PK</text:span></text:p>
              </draw:text-box>
            </draw:frame>
          </draw:g>
          <draw:frame draw:style-name="gr10" draw:text-style-name="P5" draw:layer="layout" svg:width="5cm" svg:height="0.988cm" svg:x="6.075cm" svg:y="28.598cm">
            <draw:text-box>
              <text:p text:style-name="P4"><text:span text:style-name="T4">characterID</text:span></text:p>
            </draw:text-box>
          </draw:frame>
          <draw:line draw:style-name="gr11" draw:text-style-name="P1" draw:layer="layout" svg:x1="4.749cm" svg:y1="29.588cm" svg:x2="11.249cm" svg:y2="29.588cm">
            <text:p/>
          </draw:line>
          <draw:g draw:style-name="gr2">
            <draw:g draw:style-name="gr4">
              <draw:path draw:style-name="gr9" draw:text-style-name="P6" draw:layer="layout" svg:width="0.296cm" svg:height="0.599cm" svg:x="4.9cm" svg:y="29.782cm" svg:viewBox="0 0 297 600" svg:d="M58 511l90 89 69-67v-222h45l-23-46c15-11 28-26 38-43 13-23 20-48 20-74s-7-52-20-74c-13-23-32-42-54-55-23-13-48-19-75-19-26 0-51 6-74 19-22 13-41 32-54 55-13 22-20 48-20 74s7 51 20 74c10 17 23 32 38 43l-22 46h45v22l-34 44 56 45v22l-45 44z">
                <text:p/>
              </draw:path>
              <draw:polygon draw:style-name="gr12" draw:text-style-name="P6" draw:layer="layout" svg:width="0cm" svg:height="0cm" svg:x="4.899cm" svg:y="30.382cm" svg:viewBox="0 0 0 0" draw:points="0,0">
                <text:p/>
              </draw:polygon>
            </draw:g>
            <draw:frame draw:style-name="gr8" draw:text-style-name="P5" draw:layer="layout" svg:width="0.446cm" svg:height="0.423cm" svg:x="5.199cm" svg:y="29.658cm">
              <draw:text-box>
                <text:p text:style-name="P4"><text:span text:style-name="T3">PK</text:span></text:p>
              </draw:text-box>
            </draw:frame>
          </draw:g>
          <draw:frame draw:style-name="gr8" draw:text-style-name="P5" draw:layer="layout" svg:width="0.425cm" svg:height="0.423cm" svg:x="5.199cm" svg:y="30.082cm">
            <draw:text-box>
              <text:p text:style-name="P4"><text:span text:style-name="T5">FK</text:span></text:p>
            </draw:text-box>
          </draw:frame>
          <draw:frame draw:style-name="gr10" draw:text-style-name="P5" draw:layer="layout" svg:width="5cm" svg:height="0.988cm" svg:x="6.075cm" svg:y="29.586cm">
            <draw:text-box>
              <text:p text:style-name="P4"><text:span text:style-name="T4">itemID</text:span></text:p>
            </draw:text-box>
          </draw:frame>
          <draw:g draw:style-name="gr4">
            <draw:polygon draw:style-name="gr3" draw:text-style-name="P1" draw:layer="layout" svg:width="0cm" svg:height="0cm" svg:x="4.899cm" svg:y="31.37cm" svg:viewBox="0 0 0 0" draw:points="0,0">
              <text:p/>
            </draw:polygon>
          </draw:g>
          <draw:frame draw:style-name="gr10" draw:text-style-name="P5" draw:layer="layout" svg:width="5cm" svg:height="0.988cm" svg:x="6.075cm" svg:y="30.574cm">
            <draw:text-box>
              <text:p text:style-name="P4"><text:span text:style-name="T4">quantity</text:span></text:p>
            </draw:text-box>
          </draw:frame>
        </draw:g>
        <draw:line draw:style-name="gr1" draw:text-style-name="P1" draw:layer="layout" svg:x1="7.776cm" svg:y1="31.5cm" svg:x2="7.75cm" svg:y2="33.519cm">
          <text:p/>
        </draw:line>
        <draw:g draw:style-name="gr2">
          <draw:polygon draw:style-name="gr3" draw:text-style-name="P1" draw:layer="layout" svg:width="0cm" svg:height="0cm" svg:x="4.5cm" svg:y="40.577cm" svg:viewBox="0 0 0 0" draw:points="0,0">
            <text:p/>
          </draw:polygon>
          <draw:g draw:style-name="gr4">
            <draw:polygon draw:style-name="gr5" draw:text-style-name="P1" draw:layer="layout" svg:width="6.499cm" svg:height="0cm" svg:x="4.5cm" svg:y="33.55cm" svg:viewBox="0 0 6500 0" draw:points="0,0 6500,0">
              <text:p/>
            </draw:polygon>
            <draw:polygon draw:style-name="gr6" draw:text-style-name="P1" draw:layer="layout" svg:width="6.499cm" svg:height="0cm" svg:x="4.5cm" svg:y="33.55cm" svg:viewBox="0 0 6500 0" draw:points="0,0 6500,0">
              <text:p/>
            </draw:polygon>
          </draw:g>
          <draw:g draw:style-name="gr4">
            <draw:polygon draw:style-name="gr5" draw:text-style-name="P1" draw:layer="layout" svg:width="6.5cm" svg:height="7.027cm" svg:x="4.5cm" svg:y="33.55cm" svg:viewBox="0 0 6501 7028" draw:points="0,7028 6501,7028 6501,0 0,0">
              <text:p/>
            </draw:polygon>
            <draw:polygon draw:style-name="gr6" draw:text-style-name="P1" draw:layer="layout" svg:width="6.5cm" svg:height="7.027cm" svg:x="4.5cm" svg:y="33.55cm" svg:viewBox="0 0 6501 7028" draw:points="0,7028 6501,7028 6501,0 0,0">
              <text:p/>
            </draw:polygon>
          </draw:g>
          <draw:g draw:style-name="gr2">
            <draw:g draw:style-name="gr4">
              <draw:polygon draw:style-name="gr5" draw:text-style-name="P1" draw:layer="layout" svg:width="6.5cm" svg:height="1.1cm" svg:x="4.5cm" svg:y="33.55cm" svg:viewBox="0 0 6501 1101" draw:points="0,1101 6501,1101 6501,0 0,0">
                <text:p/>
              </draw:polygon>
              <draw:polygon draw:style-name="gr6" draw:text-style-name="P1" draw:layer="layout" svg:width="6.5cm" svg:height="1.1cm" svg:x="4.5cm" svg:y="33.55cm" svg:viewBox="0 0 6501 1101" draw:points="0,1101 6501,1101 6501,0 0,0">
                <text:p/>
              </draw:polygon>
            </draw:g>
            <draw:frame draw:style-name="gr7" draw:text-style-name="P3" draw:layer="layout" svg:width="6.5cm" svg:height="1.1cm" svg:x="4.5cm" svg:y="33.55cm">
              <draw:text-box>
                <text:p text:style-name="P2"><text:span text:style-name="T1">Item</text:span></text:p>
              </draw:text-box>
            </draw:frame>
          </draw:g>
          <draw:g draw:style-name="gr4">
            <draw:polygon draw:style-name="gr3" draw:text-style-name="P1" draw:layer="layout" svg:width="0cm" svg:height="0cm" svg:x="4.95cm" svg:y="35.64cm" svg:viewBox="0 0 0 0" draw:points="0,0">
              <text:p/>
            </draw:polygon>
          </draw:g>
          <draw:g draw:style-name="gr4">
            <draw:path draw:style-name="gr9" draw:text-style-name="P6" draw:layer="layout" svg:width="0.296cm" svg:height="0.599cm" svg:x="4.651cm" svg:y="34.841cm" svg:viewBox="0 0 297 600" svg:d="M58 512l90 88 69-66v-223h45l-23-45c15-12 28-27 38-44 13-22 20-48 20-74s-7-52-20-74c-13-23-32-42-54-55-23-13-48-19-75-19-26 0-51 6-74 19-22 13-41 32-54 55-13 22-20 48-20 74s7 52 20 74c10 17 23 32 38 44l-22 45h45v22l-34 44 56 45v22l-45 45z">
              <text:p/>
            </draw:path>
            <draw:frame draw:style-name="gr8" draw:text-style-name="P5" draw:layer="layout" svg:width="0.446cm" svg:height="0.423cm" svg:x="4.95cm" svg:y="34.929cm">
              <draw:text-box>
                <text:p text:style-name="P4"><text:span text:style-name="T3">PK</text:span></text:p>
              </draw:text-box>
            </draw:frame>
          </draw:g>
          <draw:frame draw:style-name="gr10" draw:text-style-name="P5" draw:layer="layout" svg:width="5.174cm" svg:height="0.988cm" svg:x="5.826cm" svg:y="34.65cm">
            <draw:text-box>
              <text:p text:style-name="P4"><text:span text:style-name="T4">itemID</text:span></text:p>
            </draw:text-box>
          </draw:frame>
          <draw:line draw:style-name="gr11" draw:text-style-name="P1" draw:layer="layout" svg:x1="4.5cm" svg:y1="35.637cm" svg:x2="11cm" svg:y2="35.637cm">
            <text:p/>
          </draw:line>
          <draw:g draw:style-name="gr4">
            <draw:polygon draw:style-name="gr3" draw:text-style-name="P1" draw:layer="layout" svg:width="0cm" svg:height="0cm" svg:x="4.65cm" svg:y="36.431cm" svg:viewBox="0 0 0 0" draw:points="0,0">
              <text:p/>
            </draw:polygon>
          </draw:g>
          <draw:frame draw:style-name="gr10" draw:text-style-name="P5" draw:layer="layout" svg:width="5.174cm" svg:height="0.988cm" svg:x="5.826cm" svg:y="35.637cm">
            <draw:text-box>
              <text:p text:style-name="P4"><text:span text:style-name="T4">name</text:span></text:p>
            </draw:text-box>
          </draw:frame>
          <draw:g draw:style-name="gr4">
            <draw:polygon draw:style-name="gr3" draw:text-style-name="P1" draw:layer="layout" svg:width="0cm" svg:height="0cm" svg:x="4.65cm" svg:y="40.383cm" svg:viewBox="0 0 0 0" draw:points="0,0">
              <text:p/>
            </draw:polygon>
          </draw:g>
          <draw:frame draw:style-name="gr10" draw:text-style-name="P5" draw:layer="layout" svg:width="5.174cm" svg:height="0.988cm" svg:x="5.826cm" svg:y="39.589cm">
            <draw:text-box>
              <text:p text:style-name="P4"><text:span text:style-name="T4">icon</text:span></text:p>
            </draw:text-box>
          </draw:frame>
          <draw:g draw:style-name="gr4">
            <draw:polygon draw:style-name="gr3" draw:text-style-name="P1" draw:layer="layout" svg:width="0cm" svg:height="0cm" svg:x="4.65cm" svg:y="38.407cm" svg:viewBox="0 0 0 0" draw:points="0,0">
              <text:p/>
            </draw:polygon>
          </draw:g>
          <draw:frame draw:style-name="gr10" draw:text-style-name="P5" draw:layer="layout" svg:width="5.174cm" svg:height="0.988cm" svg:x="5.826cm" svg:y="37.613cm">
            <draw:text-box>
              <text:p text:style-name="P4"><text:span text:style-name="T4">description</text:span></text:p>
            </draw:text-box>
          </draw:frame>
          <draw:g draw:style-name="gr4">
            <draw:polygon draw:style-name="gr3" draw:text-style-name="P1" draw:layer="layout" svg:width="0cm" svg:height="0cm" svg:x="4.65cm" svg:y="39.395cm" svg:viewBox="0 0 0 0" draw:points="0,0">
              <text:p/>
            </draw:polygon>
          </draw:g>
          <draw:frame draw:style-name="gr10" draw:text-style-name="P5" draw:layer="layout" svg:width="5.174cm" svg:height="0.988cm" svg:x="5.826cm" svg:y="38.601cm">
            <draw:text-box>
              <text:p text:style-name="P4"><text:span text:style-name="T4">value</text:span></text:p>
            </draw:text-box>
          </draw:frame>
          <draw:g draw:style-name="gr4">
            <draw:polygon draw:style-name="gr3" draw:text-style-name="P1" draw:layer="layout" svg:width="0cm" svg:height="0cm" svg:x="4.65cm" svg:y="37.419cm" svg:viewBox="0 0 0 0" draw:points="0,0">
              <text:p/>
            </draw:polygon>
          </draw:g>
          <draw:frame draw:style-name="gr10" draw:text-style-name="P5" draw:layer="layout" svg:width="5.174cm" svg:height="0.988cm" svg:x="5.826cm" svg:y="36.626cm">
            <draw:text-box>
              <text:p text:style-name="P4"><text:span text:style-name="T4">category</text:span></text:p>
            </draw:text-box>
          </draw:frame>
        </draw:g>
        <draw:g draw:style-name="gr2">
          <draw:g draw:style-name="gr4">
            <draw:polygon draw:style-name="gr5" draw:text-style-name="P1" draw:layer="layout" svg:width="6.498cm" svg:height="0cm" svg:x="13.25cm" svg:y="14.998cm" svg:viewBox="0 0 6499 0" draw:points="0,0 6499,0">
              <text:p/>
            </draw:polygon>
            <draw:polygon draw:style-name="gr6" draw:text-style-name="P1" draw:layer="layout" svg:width="6.498cm" svg:height="0cm" svg:x="13.25cm" svg:y="14.998cm" svg:viewBox="0 0 6499 0" draw:points="0,0 6499,0">
              <text:p/>
            </draw:polygon>
          </draw:g>
          <draw:g draw:style-name="gr4">
            <draw:polygon draw:style-name="gr5" draw:text-style-name="P1" draw:layer="layout" svg:width="6.5cm" svg:height="3.417cm" svg:x="13.25cm" svg:y="14.998cm" svg:viewBox="0 0 6501 3418" draw:points="0,3418 6501,3418 6501,0 0,0">
              <text:p/>
            </draw:polygon>
            <draw:polygon draw:style-name="gr6" draw:text-style-name="P1" draw:layer="layout" svg:width="6.5cm" svg:height="3.417cm" svg:x="13.25cm" svg:y="14.998cm" svg:viewBox="0 0 6501 3418" draw:points="0,3418 6501,3418 6501,0 0,0">
              <text:p/>
            </draw:polygon>
          </draw:g>
          <draw:g draw:style-name="gr2">
            <draw:g draw:style-name="gr4">
              <draw:polygon draw:style-name="gr5" draw:text-style-name="P1" draw:layer="layout" svg:width="6.5cm" svg:height="1.1cm" svg:x="13.25cm" svg:y="14.998cm" svg:viewBox="0 0 6501 1101" draw:points="0,1101 6501,1101 6501,0 0,0">
                <text:p/>
              </draw:polygon>
              <draw:polygon draw:style-name="gr6" draw:text-style-name="P1" draw:layer="layout" svg:width="6.5cm" svg:height="1.1cm" svg:x="13.25cm" svg:y="14.998cm" svg:viewBox="0 0 6501 1101" draw:points="0,1101 6501,1101 6501,0 0,0">
                <text:p/>
              </draw:polygon>
            </draw:g>
            <draw:frame draw:style-name="gr7" draw:text-style-name="P3" draw:layer="layout" svg:width="6.5cm" svg:height="1.1cm" svg:x="13.25cm" svg:y="14.998cm">
              <draw:text-box>
                <text:p text:style-name="P2"><text:span text:style-name="T1">PlayerCharacter</text:span></text:p>
              </draw:text-box>
            </draw:frame>
          </draw:g>
          <draw:g draw:style-name="gr4">
            <draw:polygon draw:style-name="gr3" draw:text-style-name="P1" draw:layer="layout" svg:width="0cm" svg:height="0cm" svg:x="13.7cm" svg:y="17.088cm" svg:viewBox="0 0 0 0" draw:points="0,0">
              <text:p/>
            </draw:polygon>
          </draw:g>
          <draw:g draw:style-name="gr4">
            <draw:path draw:style-name="gr9" draw:text-style-name="P6" draw:layer="layout" svg:width="0.296cm" svg:height="0.599cm" svg:x="13.402cm" svg:y="16.289cm" svg:viewBox="0 0 297 600" svg:d="M58 511l90 89 69-67v-222h45l-23-46c15-11 28-26 38-43 13-23 20-48 20-74s-7-52-20-74c-13-23-32-42-54-55-23-13-48-19-75-19-26 0-51 6-74 19-22 13-41 32-54 55-13 22-20 48-20 74s7 51 20 74c10 17 23 32 38 43l-22 46h45v22l-34 44 56 45v22l-45 44z">
              <text:p/>
            </draw:path>
            <draw:frame draw:style-name="gr8" draw:text-style-name="P5" draw:layer="layout" svg:width="0.446cm" svg:height="0.843cm" svg:x="13.7cm" svg:y="16.167cm">
              <draw:text-box>
                <text:p text:style-name="P4"><text:span text:style-name="T3">PK</text:span></text:p>
                <text:p text:style-name="P4"><text:span text:style-name="T3">FK</text:span></text:p>
              </draw:text-box>
            </draw:frame>
          </draw:g>
          <draw:frame draw:style-name="gr10" draw:text-style-name="P5" draw:layer="layout" svg:width="5.374cm" svg:height="0.988cm" svg:x="14.252cm" svg:y="16.098cm">
            <draw:text-box>
              <text:p text:style-name="P4"><text:span text:style-name="T4">characterID</text:span></text:p>
            </draw:text-box>
          </draw:frame>
          <draw:line draw:style-name="gr11" draw:text-style-name="P1" draw:layer="layout" svg:x1="13.25cm" svg:y1="17.085cm" svg:x2="19.75cm" svg:y2="17.085cm">
            <text:p/>
          </draw:line>
          <draw:g draw:style-name="gr4">
            <draw:polygon draw:style-name="gr3" draw:text-style-name="P1" draw:layer="layout" svg:width="0cm" svg:height="0cm" svg:x="13.4cm" svg:y="17.079cm" svg:viewBox="0 0 0 0" draw:points="0,0">
              <text:p/>
            </draw:polygon>
          </draw:g>
          <draw:g draw:style-name="gr2">
            <draw:g draw:style-name="gr4">
              <draw:path draw:style-name="gr5" draw:text-style-name="P1" draw:layer="layout" svg:width="0.296cm" svg:height="0.599cm" svg:x="13.402cm" svg:y="17.467cm" svg:viewBox="0 0 297 600" svg:d="M58 511l90 89 69-67v-222h45l-23-46c15-11 28-26 38-43 13-23 20-48 20-74s-7-52-20-74c-13-23-32-42-54-55-23-13-48-19-75-19-26 0-51 6-74 19-22 13-41 32-54 55-13 22-20 48-20 74s7 51 20 74c10 17 23 32 38 43l-22 46h45v22l-34 44 56 45v22l-45 44z">
                <text:p/>
              </draw:path>
              <draw:polygon draw:style-name="gr6" draw:text-style-name="P1" draw:layer="layout" svg:width="0cm" svg:height="0cm" svg:x="13.4cm" svg:y="18.068cm" svg:viewBox="0 0 0 0" draw:points="0,0">
                <text:p/>
              </draw:polygon>
            </draw:g>
          </draw:g>
          <draw:frame draw:style-name="gr8" draw:text-style-name="P5" draw:layer="layout" svg:width="0.425cm" svg:height="0.423cm" svg:x="13.721cm" svg:y="17.556cm">
            <draw:text-box>
              <text:p text:style-name="P4"><text:span text:style-name="T5">FK</text:span></text:p>
            </draw:text-box>
          </draw:frame>
          <draw:frame draw:style-name="gr10" draw:text-style-name="P5" draw:layer="layout" svg:width="5.374cm" svg:height="0.988cm" svg:x="14.252cm" svg:y="17.274cm">
            <draw:text-box>
              <text:p text:style-name="P4"><text:span text:style-name="T4">accountID</text:span></text:p>
            </draw:text-box>
          </draw:frame>
        </draw:g>
        <draw:g draw:style-name="gr2">
          <draw:polygon draw:style-name="gr3" draw:text-style-name="P1" draw:layer="layout" svg:width="0cm" svg:height="0cm" svg:x="24.9cm" svg:y="39.747cm" svg:viewBox="0 0 0 0" draw:points="0,0">
            <text:p/>
          </draw:polygon>
          <draw:g draw:style-name="gr4">
            <draw:polygon draw:style-name="gr5" draw:text-style-name="P1" draw:layer="layout" svg:width="6.499cm" svg:height="0cm" svg:x="24.9cm" svg:y="33.707cm" svg:viewBox="0 0 6500 0" draw:points="0,0 6500,0">
              <text:p/>
            </draw:polygon>
            <draw:polygon draw:style-name="gr6" draw:text-style-name="P1" draw:layer="layout" svg:width="6.499cm" svg:height="0cm" svg:x="24.9cm" svg:y="33.707cm" svg:viewBox="0 0 6500 0" draw:points="0,0 6500,0">
              <text:p/>
            </draw:polygon>
          </draw:g>
          <draw:g draw:style-name="gr4">
            <draw:polygon draw:style-name="gr5" draw:text-style-name="P1" draw:layer="layout" svg:width="6.5cm" svg:height="6.04cm" svg:x="24.9cm" svg:y="33.707cm" svg:viewBox="0 0 6501 6041" draw:points="0,6041 6501,6041 6501,0 0,0">
              <text:p/>
            </draw:polygon>
            <draw:polygon draw:style-name="gr6" draw:text-style-name="P1" draw:layer="layout" svg:width="6.5cm" svg:height="6.04cm" svg:x="24.9cm" svg:y="33.707cm" svg:viewBox="0 0 6501 6041" draw:points="0,6041 6501,6041 6501,0 0,0">
              <text:p/>
            </draw:polygon>
          </draw:g>
          <draw:g draw:style-name="gr2">
            <draw:g draw:style-name="gr4">
              <draw:polygon draw:style-name="gr5" draw:text-style-name="P1" draw:layer="layout" svg:width="6.5cm" svg:height="1.1cm" svg:x="24.9cm" svg:y="33.707cm" svg:viewBox="0 0 6501 1101" draw:points="0,1101 6501,1101 6501,0 0,0">
                <text:p/>
              </draw:polygon>
              <draw:polygon draw:style-name="gr6" draw:text-style-name="P1" draw:layer="layout" svg:width="6.5cm" svg:height="1.1cm" svg:x="24.9cm" svg:y="33.707cm" svg:viewBox="0 0 6501 1101" draw:points="0,1101 6501,1101 6501,0 0,0">
                <text:p/>
              </draw:polygon>
            </draw:g>
            <draw:frame draw:style-name="gr7" draw:text-style-name="P3" draw:layer="layout" svg:width="6.5cm" svg:height="1.1cm" svg:x="24.9cm" svg:y="33.707cm">
              <draw:text-box>
                <text:p text:style-name="P2"><text:span text:style-name="T1">Map</text:span></text:p>
              </draw:text-box>
            </draw:frame>
          </draw:g>
          <draw:g draw:style-name="gr4">
            <draw:polygon draw:style-name="gr3" draw:text-style-name="P1" draw:layer="layout" svg:width="0cm" svg:height="0cm" svg:x="25.35cm" svg:y="35.798cm" svg:viewBox="0 0 0 0" draw:points="0,0">
              <text:p/>
            </draw:polygon>
          </draw:g>
          <draw:g draw:style-name="gr4">
            <draw:path draw:style-name="gr9" draw:text-style-name="P6" draw:layer="layout" svg:width="0.296cm" svg:height="0.599cm" svg:x="25.052cm" svg:y="34.999cm" svg:viewBox="0 0 297 600" svg:d="M58 511l90 89 69-67v-222h45l-23-46c15-11 28-26 38-43 13-23 20-48 20-74s-7-52-20-74c-13-23-32-42-54-55-23-13-48-19-75-19-26 0-51 6-74 19-22 13-41 32-54 55-13 22-20 48-20 74s7 51 20 74c10 17 23 32 38 43l-22 46h45v22l-34 44 56 45v22l-45 44z">
              <text:p/>
            </draw:path>
            <draw:frame draw:style-name="gr8" draw:text-style-name="P5" draw:layer="layout" svg:width="0.446cm" svg:height="0.423cm" svg:x="25.35cm" svg:y="35.087cm">
              <draw:text-box>
                <text:p text:style-name="P4"><text:span text:style-name="T3">PK</text:span></text:p>
              </draw:text-box>
            </draw:frame>
          </draw:g>
          <draw:frame draw:style-name="gr10" draw:text-style-name="P5" draw:layer="layout" svg:width="4.874cm" svg:height="0.988cm" svg:x="26.526cm" svg:y="34.808cm">
            <draw:text-box>
              <text:p text:style-name="P4"><text:span text:style-name="T4">mapID</text:span></text:p>
            </draw:text-box>
          </draw:frame>
          <draw:line draw:style-name="gr11" draw:text-style-name="P1" draw:layer="layout" svg:x1="24.9cm" svg:y1="35.795cm" svg:x2="31.4cm" svg:y2="35.795cm">
            <text:p/>
          </draw:line>
          <draw:g draw:style-name="gr4">
            <draw:polygon draw:style-name="gr3" draw:text-style-name="P1" draw:layer="layout" svg:width="0cm" svg:height="0cm" svg:x="25.05cm" svg:y="36.589cm" svg:viewBox="0 0 0 0" draw:points="0,0">
              <text:p/>
            </draw:polygon>
          </draw:g>
          <draw:frame draw:style-name="gr10" draw:text-style-name="P5" draw:layer="layout" svg:width="4.874cm" svg:height="0.988cm" svg:x="26.526cm" svg:y="35.795cm">
            <draw:text-box>
              <text:p text:style-name="P4"><text:span text:style-name="T4">name</text:span></text:p>
            </draw:text-box>
          </draw:frame>
          <draw:g draw:style-name="gr4">
            <draw:polygon draw:style-name="gr3" draw:text-style-name="P1" draw:layer="layout" svg:width="0cm" svg:height="0cm" svg:x="25.05cm" svg:y="38.565cm" svg:viewBox="0 0 0 0" draw:points="0,0">
              <text:p/>
            </draw:polygon>
          </draw:g>
          <draw:frame draw:style-name="gr10" draw:text-style-name="P5" draw:layer="layout" svg:width="4.874cm" svg:height="0.988cm" svg:x="26.526cm" svg:y="37.771cm">
            <draw:text-box>
              <text:p text:style-name="P4"><text:span text:style-name="T4">height</text:span></text:p>
            </draw:text-box>
          </draw:frame>
          <draw:g draw:style-name="gr4">
            <draw:polygon draw:style-name="gr3" draw:text-style-name="P1" draw:layer="layout" svg:width="0cm" svg:height="0cm" svg:x="25.05cm" svg:y="39.553cm" svg:viewBox="0 0 0 0" draw:points="0,0">
              <text:p/>
            </draw:polygon>
          </draw:g>
          <draw:frame draw:style-name="gr10" draw:text-style-name="P5" draw:layer="layout" svg:width="4.874cm" svg:height="0.988cm" svg:x="26.526cm" svg:y="38.759cm">
            <draw:text-box>
              <text:p text:style-name="P4"><text:span text:style-name="T4">width</text:span></text:p>
            </draw:text-box>
          </draw:frame>
          <draw:g draw:style-name="gr2">
            <draw:g draw:style-name="gr4">
              <draw:path draw:style-name="gr5" draw:text-style-name="P1" draw:layer="layout" svg:width="0.296cm" svg:height="0.599cm" svg:x="25.052cm" svg:y="36.977cm" svg:viewBox="0 0 297 600" svg:d="M58 511l90 89 69-67v-222h45l-23-46c15-11 28-26 38-43 13-23 20-48 20-74s-7-52-20-74c-13-23-32-42-54-55-23-13-48-19-75-19-26 0-51 6-74 19-22 13-41 32-54 55-13 22-20 48-20 74s7 51 20 74c10 17 23 32 38 43l-22 46h45v22l-34 44 56 45v22l-45 44z">
                <text:p/>
              </draw:path>
              <draw:polygon draw:style-name="gr6" draw:text-style-name="P1" draw:layer="layout" svg:width="0cm" svg:height="0cm" svg:x="25.05cm" svg:y="37.577cm" svg:viewBox="0 0 0 0" draw:points="0,0">
                <text:p/>
              </draw:polygon>
            </draw:g>
          </draw:g>
          <draw:frame draw:style-name="gr8" draw:text-style-name="P5" draw:layer="layout" svg:width="0.425cm" svg:height="0.423cm" svg:x="25.35cm" svg:y="37.066cm">
            <draw:text-box>
              <text:p text:style-name="P4"><text:span text:style-name="T5">FK</text:span></text:p>
            </draw:text-box>
          </draw:frame>
          <draw:frame draw:style-name="gr10" draw:text-style-name="P5" draw:layer="layout" svg:width="4.874cm" svg:height="0.988cm" svg:x="26.526cm" svg:y="36.783cm">
            <draw:text-box>
              <text:p text:style-name="P4"><text:span text:style-name="T4">mapTypeID</text:span></text:p>
            </draw:text-box>
          </draw:frame>
        </draw:g>
        <draw:g draw:style-name="gr2">
          <draw:polygon draw:style-name="gr3" draw:text-style-name="P1" draw:layer="layout" svg:width="0cm" svg:height="0cm" svg:x="25cm" svg:y="46.076cm" svg:viewBox="0 0 0 0" draw:points="0,0">
            <text:p/>
          </draw:polygon>
          <draw:g draw:style-name="gr4">
            <draw:polygon draw:style-name="gr5" draw:text-style-name="P1" draw:layer="layout" svg:width="6.499cm" svg:height="0cm" svg:x="25cm" svg:y="43cm" svg:viewBox="0 0 6500 0" draw:points="0,0 6500,0">
              <text:p/>
            </draw:polygon>
            <draw:polygon draw:style-name="gr6" draw:text-style-name="P1" draw:layer="layout" svg:width="6.499cm" svg:height="0cm" svg:x="25cm" svg:y="43cm" svg:viewBox="0 0 6500 0" draw:points="0,0 6500,0">
              <text:p/>
            </draw:polygon>
          </draw:g>
          <draw:g draw:style-name="gr4">
            <draw:polygon draw:style-name="gr5" draw:text-style-name="P1" draw:layer="layout" svg:width="6.5cm" svg:height="6.484cm" svg:x="25cm" svg:y="43cm" svg:viewBox="0 0 6501 6485" draw:points="0,6485 6501,6485 6501,0 0,0">
              <text:p/>
            </draw:polygon>
            <draw:polygon draw:style-name="gr6" draw:text-style-name="P1" draw:layer="layout" svg:width="6.5cm" svg:height="6.484cm" svg:x="25cm" svg:y="43cm" svg:viewBox="0 0 6501 6485" draw:points="0,6485 6501,6485 6501,0 0,0">
              <text:p/>
            </draw:polygon>
          </draw:g>
          <draw:g draw:style-name="gr2">
            <draw:g draw:style-name="gr4">
              <draw:polygon draw:style-name="gr5" draw:text-style-name="P1" draw:layer="layout" svg:width="6.5cm" svg:height="1.1cm" svg:x="25cm" svg:y="43cm" svg:viewBox="0 0 6501 1101" draw:points="0,1101 6501,1101 6501,0 0,0">
                <text:p/>
              </draw:polygon>
              <draw:polygon draw:style-name="gr6" draw:text-style-name="P1" draw:layer="layout" svg:width="6.5cm" svg:height="1.1cm" svg:x="25cm" svg:y="43cm" svg:viewBox="0 0 6501 1101" draw:points="0,1101 6501,1101 6501,0 0,0">
                <text:p/>
              </draw:polygon>
            </draw:g>
            <draw:frame draw:style-name="gr7" draw:text-style-name="P3" draw:layer="layout" svg:width="6.5cm" svg:height="1.1cm" svg:x="25cm" svg:y="43cm">
              <draw:text-box>
                <text:p text:style-name="P2"><text:span text:style-name="T1">MapType</text:span></text:p>
              </draw:text-box>
            </draw:frame>
          </draw:g>
          <draw:g draw:style-name="gr4">
            <draw:polygon draw:style-name="gr3" draw:text-style-name="P1" draw:layer="layout" svg:width="0cm" svg:height="0cm" svg:x="25.45cm" svg:y="45.091cm" svg:viewBox="0 0 0 0" draw:points="0,0">
              <text:p/>
            </draw:polygon>
          </draw:g>
          <draw:g draw:style-name="gr4">
            <draw:path draw:style-name="gr9" draw:text-style-name="P6" draw:layer="layout" svg:width="0.296cm" svg:height="0.599cm" svg:x="25.151cm" svg:y="44.291cm" svg:viewBox="0 0 297 600" svg:d="M58 512l90 88 69-66v-223h45l-23-45c15-12 28-27 38-44 13-22 20-48 20-74s-7-52-20-74c-13-23-32-42-54-55-23-13-48-19-75-19-26 0-51 6-74 19-22 13-41 32-54 55-13 22-20 48-20 74s7 52 20 74c10 17 23 32 38 44l-22 45h45v22l-34 44 56 45v22l-45 45z">
              <text:p/>
            </draw:path>
            <draw:frame draw:style-name="gr8" draw:text-style-name="P5" draw:layer="layout" svg:width="0.446cm" svg:height="0.423cm" svg:x="25.45cm" svg:y="44.379cm">
              <draw:text-box>
                <text:p text:style-name="P4"><text:span text:style-name="T3">PK</text:span></text:p>
              </draw:text-box>
            </draw:frame>
          </draw:g>
          <draw:frame draw:style-name="gr10" draw:text-style-name="P7" draw:layer="layout" svg:width="4.999cm" svg:height="0.988cm" svg:x="26.501cm" svg:y="44.1cm">
            <draw:text-box>
              <text:p text:style-name="P4"><text:span text:style-name="T6">mapTypeID</text:span></text:p>
            </draw:text-box>
          </draw:frame>
          <draw:line draw:style-name="gr11" draw:text-style-name="P1" draw:layer="layout" svg:x1="25cm" svg:y1="45.088cm" svg:x2="31.5cm" svg:y2="45.088cm">
            <text:p/>
          </draw:line>
          <draw:g draw:style-name="gr4">
            <draw:polygon draw:style-name="gr3" draw:text-style-name="P1" draw:layer="layout" svg:width="0cm" svg:height="0cm" svg:x="25.15cm" svg:y="45.882cm" svg:viewBox="0 0 0 0" draw:points="0,0">
              <text:p/>
            </draw:polygon>
          </draw:g>
          <draw:frame draw:style-name="gr10" draw:text-style-name="P7" draw:layer="layout" svg:width="4.999cm" svg:height="0.988cm" svg:x="26.502cm" svg:y="45.081cm">
            <draw:text-box>
              <text:p text:style-name="P4"><text:span text:style-name="T6">name</text:span></text:p>
            </draw:text-box>
          </draw:frame>
          <draw:frame draw:style-name="gr10" draw:text-style-name="P8" draw:layer="layout" svg:width="4.999cm" svg:height="0.988cm" svg:x="26.503cm" svg:y="46.081cm">
            <draw:text-box>
              <text:p text:style-name="P4"><text:span text:style-name="T7">tileID</text:span></text:p>
            </draw:text-box>
          </draw:frame>
          <draw:frame draw:style-name="gr10" draw:text-style-name="P7" draw:layer="layout" svg:width="4.999cm" svg:height="0.988cm" svg:x="26.502cm" svg:y="47.081cm">
            <draw:text-box>
              <text:p text:style-name="P4"><text:span text:style-name="T6">background</text:span></text:p>
            </draw:text-box>
          </draw:frame>
          <draw:frame draw:style-name="gr10" draw:text-style-name="P7" draw:layer="layout" svg:width="4.999cm" svg:height="0.988cm" svg:x="26.503cm" svg:y="48.081cm">
            <draw:text-box>
              <text:p text:style-name="P4"><text:span text:style-name="T6">hasGrid</text:span></text:p>
            </draw:text-box>
          </draw:frame>
          <draw:frame draw:style-name="gr8" draw:text-style-name="P5" draw:layer="layout" svg:width="0.446cm" svg:height="0.423cm" svg:x="25.45cm" svg:y="46.38cm">
            <draw:text-box>
              <text:p text:style-name="P4"><text:span text:style-name="T3">FK</text:span></text:p>
            </draw:text-box>
          </draw:frame>
        </draw:g>
        <draw:polygon draw:style-name="gr3" draw:text-style-name="P1" draw:layer="layout" svg:width="0cm" svg:height="0cm" svg:x="37.625cm" svg:y="30.844cm" svg:viewBox="0 0 0 0" draw:points="0,0">
          <text:p/>
        </draw:polygon>
        <draw:g draw:style-name="gr4">
          <draw:polygon draw:style-name="gr3" draw:text-style-name="P1" draw:layer="layout" svg:width="0cm" svg:height="0cm" svg:x="37.775cm" svg:y="30.65cm" svg:viewBox="0 0 0 0" draw:points="0,0">
            <text:p/>
          </draw:polygon>
        </draw:g>
        <draw:g draw:style-name="gr2">
          <draw:g draw:style-name="gr4">
            <draw:polygon draw:style-name="gr5" draw:text-style-name="P1" draw:layer="layout" svg:width="6.499cm" svg:height="0cm" svg:x="43.7cm" svg:y="33.65cm" svg:viewBox="0 0 6500 0" draw:points="0,0 6500,0">
              <text:p/>
            </draw:polygon>
            <draw:polygon draw:style-name="gr6" draw:text-style-name="P1" draw:layer="layout" svg:width="6.499cm" svg:height="0cm" svg:x="43.7cm" svg:y="33.65cm" svg:viewBox="0 0 6500 0" draw:points="0,0 6500,0">
              <text:p/>
            </draw:polygon>
          </draw:g>
          <draw:g draw:style-name="gr4">
            <draw:polygon draw:style-name="gr5" draw:text-style-name="P1" draw:layer="layout" svg:width="6.5cm" svg:height="5.05cm" svg:x="43.7cm" svg:y="33.65cm" svg:viewBox="0 0 6501 5051" draw:points="0,5051 6501,5051 6501,0 0,0">
              <text:p/>
            </draw:polygon>
            <draw:polygon draw:style-name="gr6" draw:text-style-name="P1" draw:layer="layout" svg:width="6.5cm" svg:height="5.05cm" svg:x="43.7cm" svg:y="33.65cm" svg:viewBox="0 0 6501 5051" draw:points="0,5051 6501,5051 6501,0 0,0">
              <text:p/>
            </draw:polygon>
          </draw:g>
          <draw:g draw:style-name="gr2">
            <draw:g draw:style-name="gr4">
              <draw:polygon draw:style-name="gr5" draw:text-style-name="P1" draw:layer="layout" svg:width="6.5cm" svg:height="1.1cm" svg:x="43.7cm" svg:y="33.65cm" svg:viewBox="0 0 6501 1101" draw:points="0,1101 6501,1101 6501,0 0,0">
                <text:p/>
              </draw:polygon>
              <draw:polygon draw:style-name="gr6" draw:text-style-name="P1" draw:layer="layout" svg:width="6.5cm" svg:height="1.1cm" svg:x="43.7cm" svg:y="33.65cm" svg:viewBox="0 0 6501 1101" draw:points="0,1101 6501,1101 6501,0 0,0">
                <text:p/>
              </draw:polygon>
            </draw:g>
            <draw:frame draw:style-name="gr7" draw:text-style-name="P3" draw:layer="layout" svg:width="6.5cm" svg:height="1.1cm" svg:x="43.7cm" svg:y="33.65cm">
              <draw:text-box>
                <text:p text:style-name="P2"><text:span text:style-name="T1">Tile</text:span></text:p>
              </draw:text-box>
            </draw:frame>
          </draw:g>
          <draw:g draw:style-name="gr4">
            <draw:polygon draw:style-name="gr3" draw:text-style-name="P1" draw:layer="layout" svg:width="0cm" svg:height="0cm" svg:x="44.15cm" svg:y="35.74cm" svg:viewBox="0 0 0 0" draw:points="0,0">
              <text:p/>
            </draw:polygon>
          </draw:g>
          <draw:g draw:style-name="gr4">
            <draw:path draw:style-name="gr9" draw:text-style-name="P6" draw:layer="layout" svg:width="0.296cm" svg:height="0.599cm" svg:x="43.851cm" svg:y="34.941cm" svg:viewBox="0 0 297 600" svg:d="M58 512l90 88 69-66v-223h45l-23-45c15-12 28-27 38-44 13-22 20-48 20-74s-7-52-20-74c-13-23-32-42-54-55-23-13-48-19-75-19-26 0-51 6-74 19-22 13-41 32-54 55-13 22-20 48-20 74s7 52 20 74c10 17 23 32 38 44l-22 45h45v22l-34 44 56 45v22l-45 45z">
              <text:p/>
            </draw:path>
            <draw:frame draw:style-name="gr8" draw:text-style-name="P5" draw:layer="layout" svg:width="0.446cm" svg:height="0.423cm" svg:x="44.15cm" svg:y="35.029cm">
              <draw:text-box>
                <text:p text:style-name="P4"><text:span text:style-name="T3">PK</text:span></text:p>
              </draw:text-box>
            </draw:frame>
          </draw:g>
          <draw:frame draw:style-name="gr10" draw:text-style-name="P5" draw:layer="layout" svg:width="5.25cm" svg:height="0.988cm" svg:x="44.95cm" svg:y="34.75cm">
            <draw:text-box>
              <text:p text:style-name="P4"><text:span text:style-name="T4">tileID</text:span></text:p>
            </draw:text-box>
          </draw:frame>
          <draw:line draw:style-name="gr11" draw:text-style-name="P1" draw:layer="layout" svg:x1="43.7cm" svg:y1="35.737cm" svg:x2="50.2cm" svg:y2="35.737cm">
            <text:p/>
          </draw:line>
          <draw:g draw:style-name="gr4">
            <draw:polygon draw:style-name="gr3" draw:text-style-name="P1" draw:layer="layout" svg:width="0cm" svg:height="0cm" svg:x="43.85cm" svg:y="36.531cm" svg:viewBox="0 0 0 0" draw:points="0,0">
              <text:p/>
            </draw:polygon>
          </draw:g>
          <draw:frame draw:style-name="gr10" draw:text-style-name="P5" draw:layer="layout" svg:width="5.25cm" svg:height="0.988cm" svg:x="44.95cm" svg:y="35.737cm">
            <draw:text-box>
              <text:p text:style-name="P4"><text:span text:style-name="T4">name</text:span></text:p>
            </draw:text-box>
          </draw:frame>
          <draw:g draw:style-name="gr4">
            <draw:polygon draw:style-name="gr3" draw:text-style-name="P1" draw:layer="layout" svg:width="0cm" svg:height="0cm" svg:x="43.85cm" svg:y="38.507cm" svg:viewBox="0 0 0 0" draw:points="0,0">
              <text:p/>
            </draw:polygon>
          </draw:g>
          <draw:frame draw:style-name="gr10" draw:text-style-name="P5" draw:layer="layout" svg:width="5.25cm" svg:height="0.988cm" svg:x="44.95cm" svg:y="37.713cm">
            <draw:text-box>
              <text:p text:style-name="P4"><text:span text:style-name="T4">image</text:span></text:p>
            </draw:text-box>
          </draw:frame>
          <draw:g draw:style-name="gr4">
            <draw:polygon draw:style-name="gr3" draw:text-style-name="P1" draw:layer="layout" svg:width="0cm" svg:height="0cm" svg:x="43.85cm" svg:y="39.495cm" svg:viewBox="0 0 0 0" draw:points="0,0">
              <text:p/>
            </draw:polygon>
          </draw:g>
          <draw:g draw:style-name="gr4">
            <draw:polygon draw:style-name="gr3" draw:text-style-name="P1" draw:layer="layout" svg:width="0cm" svg:height="0cm" svg:x="43.85cm" svg:y="37.519cm" svg:viewBox="0 0 0 0" draw:points="0,0">
              <text:p/>
            </draw:polygon>
          </draw:g>
          <draw:frame draw:style-name="gr10" draw:text-style-name="P5" draw:layer="layout" svg:width="5.25cm" svg:height="0.988cm" svg:x="44.95cm" svg:y="36.726cm">
            <draw:text-box>
              <text:p text:style-name="P4"><text:span text:style-name="T4">passibility</text:span></text:p>
            </draw:text-box>
          </draw:frame>
        </draw:g>
        <draw:line draw:style-name="gr1" draw:text-style-name="P1" draw:layer="layout" svg:x1="34.6cm" svg:y1="35.25cm" svg:x2="31.35cm" svg:y2="35.25cm">
          <text:p/>
        </draw:line>
        <draw:g draw:style-name="gr2">
          <draw:g draw:style-name="gr4">
            <draw:polygon draw:style-name="gr5" draw:text-style-name="P1" draw:layer="layout" svg:width="6.499cm" svg:height="0cm" svg:x="34.65cm" svg:y="33.75cm" svg:viewBox="0 0 6500 0" draw:points="0,0 6500,0">
              <text:p/>
            </draw:polygon>
            <draw:polygon draw:style-name="gr6" draw:text-style-name="P1" draw:layer="layout" svg:width="6.499cm" svg:height="0cm" svg:x="34.65cm" svg:y="33.75cm" svg:viewBox="0 0 6500 0" draw:points="0,0 6500,0">
              <text:p/>
            </draw:polygon>
          </draw:g>
          <draw:g draw:style-name="gr4">
            <draw:polygon draw:style-name="gr5" draw:text-style-name="P1" draw:layer="layout" svg:width="6.5cm" svg:height="5.882cm" svg:x="34.65cm" svg:y="33.75cm" svg:viewBox="0 0 6501 5883" draw:points="0,5883 6501,5883 6501,0 0,0">
              <text:p/>
            </draw:polygon>
            <draw:polygon draw:style-name="gr6" draw:text-style-name="P1" draw:layer="layout" svg:width="6.5cm" svg:height="5.882cm" svg:x="34.65cm" svg:y="33.75cm" svg:viewBox="0 0 6501 5883" draw:points="0,5883 6501,5883 6501,0 0,0">
              <text:p/>
            </draw:polygon>
          </draw:g>
          <draw:g draw:style-name="gr2">
            <draw:g draw:style-name="gr4">
              <draw:polygon draw:style-name="gr5" draw:text-style-name="P1" draw:layer="layout" svg:width="6.5cm" svg:height="1.1cm" svg:x="34.65cm" svg:y="33.75cm" svg:viewBox="0 0 6501 1101" draw:points="0,1101 6501,1101 6501,0 0,0">
                <text:p/>
              </draw:polygon>
              <draw:polygon draw:style-name="gr6" draw:text-style-name="P1" draw:layer="layout" svg:width="6.5cm" svg:height="1.1cm" svg:x="34.65cm" svg:y="33.75cm" svg:viewBox="0 0 6501 1101" draw:points="0,1101 6501,1101 6501,0 0,0">
                <text:p/>
              </draw:polygon>
            </draw:g>
            <draw:frame draw:style-name="gr7" draw:text-style-name="P3" draw:layer="layout" svg:width="6.5cm" svg:height="1.1cm" svg:x="34.65cm" svg:y="33.75cm">
              <draw:text-box>
                <text:p text:style-name="P2"><text:span text:style-name="T1">Tile_Map</text:span></text:p>
              </draw:text-box>
            </draw:frame>
          </draw:g>
          <draw:g draw:style-name="gr4">
            <draw:polygon draw:style-name="gr3" draw:text-style-name="P1" draw:layer="layout" svg:width="0cm" svg:height="0cm" svg:x="35.1cm" svg:y="35.84cm" svg:viewBox="0 0 0 0" draw:points="0,0">
              <text:p/>
            </draw:polygon>
          </draw:g>
          <draw:line draw:style-name="gr11" draw:text-style-name="P1" draw:layer="layout" svg:x1="34.65cm" svg:y1="37.095cm" svg:x2="41.15cm" svg:y2="37.095cm">
            <text:p/>
          </draw:line>
          <draw:g draw:style-name="gr4">
            <draw:polygon draw:style-name="gr3" draw:text-style-name="P1" draw:layer="layout" svg:width="0cm" svg:height="0cm" svg:x="34.8cm" svg:y="36.631cm" svg:viewBox="0 0 0 0" draw:points="0,0">
              <text:p/>
            </draw:polygon>
          </draw:g>
          <draw:frame draw:style-name="gr10" draw:text-style-name="P5" draw:layer="layout" svg:width="4.75cm" svg:height="0.988cm" svg:x="36.4cm" svg:y="37.357cm">
            <draw:text-box>
              <text:p text:style-name="P4"><text:span text:style-name="T4">xCoordinate</text:span></text:p>
            </draw:text-box>
          </draw:frame>
          <draw:g draw:style-name="gr4">
            <draw:polygon draw:style-name="gr3" draw:text-style-name="P1" draw:layer="layout" svg:width="0cm" svg:height="0cm" svg:x="34.8cm" svg:y="38.607cm" svg:viewBox="0 0 0 0" draw:points="0,0">
              <text:p/>
            </draw:polygon>
          </draw:g>
          <draw:frame draw:style-name="gr10" draw:text-style-name="P5" draw:layer="layout" svg:width="4.75cm" svg:height="0.988cm" svg:x="36.4cm" svg:y="35.845cm">
            <draw:text-box>
              <text:p text:style-name="P4"><text:span text:style-name="T4">tileID</text:span></text:p>
            </draw:text-box>
          </draw:frame>
          <draw:g draw:style-name="gr4">
            <draw:polygon draw:style-name="gr3" draw:text-style-name="P1" draw:layer="layout" svg:width="0cm" svg:height="0cm" svg:x="34.8cm" svg:y="39.595cm" svg:viewBox="0 0 0 0" draw:points="0,0">
              <text:p/>
            </draw:polygon>
          </draw:g>
          <draw:g draw:style-name="gr4">
            <draw:polygon draw:style-name="gr3" draw:text-style-name="P1" draw:layer="layout" svg:width="0cm" svg:height="0cm" svg:x="34.8cm" svg:y="37.619cm" svg:viewBox="0 0 0 0" draw:points="0,0">
              <text:p/>
            </draw:polygon>
          </draw:g>
          <draw:frame draw:style-name="gr10" draw:text-style-name="P5" draw:layer="layout" svg:width="4.75cm" svg:height="0.988cm" svg:x="36.4cm" svg:y="38.595cm">
            <draw:text-box>
              <text:p text:style-name="P4"><text:span text:style-name="T4">yCoordinate</text:span></text:p>
            </draw:text-box>
          </draw:frame>
          <draw:frame draw:style-name="gr10" draw:text-style-name="P5" draw:layer="layout" svg:width="4.75cm" svg:height="0.988cm" svg:x="36.4cm" svg:y="34.845cm">
            <draw:text-box>
              <text:p text:style-name="P4"><text:span text:style-name="T4">mapID</text:span></text:p>
            </draw:text-box>
          </draw:frame>
          <draw:g draw:style-name="gr4">
            <draw:path draw:style-name="gr13" draw:text-style-name="P6" draw:layer="layout" svg:width="0.296cm" svg:height="0.599cm" svg:x="34.905cm" svg:y="36.095cm" svg:viewBox="0 0 297 600" svg:d="M58 512l90 88 69-66v-223h45l-23-45c15-12 28-27 38-44 13-22 20-48 20-74s-7-52-20-74c-13-23-32-42-54-55-23-13-48-19-75-19-26 0-51 6-74 19-22 13-41 32-54 55-13 22-20 48-20 74s7 52 20 74c10 17 23 32 38 44l-22 45h45v22l-34 44 56 45v22l-45 45z">
              <text:p/>
            </draw:path>
            <draw:frame draw:style-name="gr14" draw:text-style-name="P5" draw:layer="layout" svg:width="0.446cm" svg:height="0.843cm" svg:x="35.204cm" svg:y="35.973cm">
              <draw:text-box>
                <text:p text:style-name="P4"><text:span text:style-name="T3">PK</text:span></text:p>
                <text:p text:style-name="P4"><text:span text:style-name="T3">FK</text:span></text:p>
              </draw:text-box>
            </draw:frame>
          </draw:g>
          <draw:g draw:style-name="gr4">
            <draw:path draw:style-name="gr13" draw:text-style-name="P6" draw:layer="layout" svg:width="0.296cm" svg:height="0.599cm" svg:x="34.9cm" svg:y="35.095cm" svg:viewBox="0 0 297 600" svg:d="M58 512l90 88 69-66v-223h45l-23-45c15-12 28-27 38-44 13-22 20-48 20-74s-7-52-20-74c-13-23-32-42-54-55-23-13-48-19-75-19-26 0-51 6-74 19-22 13-41 32-54 55-13 22-20 48-20 74s7 52 20 74c10 17 23 32 38 44l-22 45h45v22l-34 44 56 45v22l-45 45z">
              <text:p/>
            </draw:path>
            <draw:frame draw:style-name="gr14" draw:text-style-name="P5" draw:layer="layout" svg:width="0.446cm" svg:height="0.843cm" svg:x="35.199cm" svg:y="34.973cm">
              <draw:text-box>
                <text:p text:style-name="P4"><text:span text:style-name="T3">PK</text:span></text:p>
                <text:p text:style-name="P4"><text:span text:style-name="T3">FK</text:span></text:p>
              </draw:text-box>
            </draw:frame>
          </draw:g>
        </draw:g>
        <draw:g draw:style-name="gr2">
          <draw:g draw:style-name="gr4">
            <draw:polygon draw:style-name="gr5" draw:text-style-name="P1" draw:layer="layout" svg:width="6.499cm" svg:height="0cm" svg:x="14.499cm" svg:y="33.617cm" svg:viewBox="0 0 6500 0" draw:points="0,0 6500,0">
              <text:p/>
            </draw:polygon>
            <draw:polygon draw:style-name="gr6" draw:text-style-name="P1" draw:layer="layout" svg:width="6.499cm" svg:height="0cm" svg:x="14.499cm" svg:y="33.617cm" svg:viewBox="0 0 6500 0" draw:points="0,0 6500,0">
              <text:p/>
            </draw:polygon>
          </draw:g>
          <draw:g draw:style-name="gr4">
            <draw:polygon draw:style-name="gr5" draw:text-style-name="P1" draw:layer="layout" svg:width="6.5cm" svg:height="5.882cm" svg:x="14.499cm" svg:y="33.617cm" svg:viewBox="0 0 6501 5883" draw:points="0,5883 6501,5883 6501,0 0,0">
              <text:p/>
            </draw:polygon>
            <draw:polygon draw:style-name="gr6" draw:text-style-name="P1" draw:layer="layout" svg:width="6.5cm" svg:height="5.882cm" svg:x="14.499cm" svg:y="33.617cm" svg:viewBox="0 0 6501 5883" draw:points="0,5883 6501,5883 6501,0 0,0">
              <text:p/>
            </draw:polygon>
          </draw:g>
          <draw:g draw:style-name="gr2">
            <draw:g draw:style-name="gr4">
              <draw:polygon draw:style-name="gr5" draw:text-style-name="P1" draw:layer="layout" svg:width="6.5cm" svg:height="1.1cm" svg:x="14.499cm" svg:y="33.617cm" svg:viewBox="0 0 6501 1101" draw:points="0,1101 6501,1101 6501,0 0,0">
                <text:p/>
              </draw:polygon>
              <draw:polygon draw:style-name="gr6" draw:text-style-name="P1" draw:layer="layout" svg:width="6.5cm" svg:height="1.1cm" svg:x="14.499cm" svg:y="33.617cm" svg:viewBox="0 0 6501 1101" draw:points="0,1101 6501,1101 6501,0 0,0">
                <text:p/>
              </draw:polygon>
            </draw:g>
            <draw:frame draw:style-name="gr7" draw:text-style-name="P3" draw:layer="layout" svg:width="6.5cm" svg:height="1.1cm" svg:x="14.499cm" svg:y="33.617cm">
              <draw:text-box>
                <text:p text:style-name="P2"><text:span text:style-name="T1">Item_Map</text:span></text:p>
              </draw:text-box>
            </draw:frame>
          </draw:g>
          <draw:g draw:style-name="gr4">
            <draw:polygon draw:style-name="gr3" draw:text-style-name="P1" draw:layer="layout" svg:width="0cm" svg:height="0cm" svg:x="14.949cm" svg:y="35.707cm" svg:viewBox="0 0 0 0" draw:points="0,0">
              <text:p/>
            </draw:polygon>
          </draw:g>
          <draw:line draw:style-name="gr11" draw:text-style-name="P1" draw:layer="layout" svg:x1="14.499cm" svg:y1="36.962cm" svg:x2="20.999cm" svg:y2="36.962cm">
            <text:p/>
          </draw:line>
          <draw:g draw:style-name="gr4">
            <draw:polygon draw:style-name="gr3" draw:text-style-name="P1" draw:layer="layout" svg:width="0cm" svg:height="0cm" svg:x="14.649cm" svg:y="36.498cm" svg:viewBox="0 0 0 0" draw:points="0,0">
              <text:p/>
            </draw:polygon>
          </draw:g>
          <draw:frame draw:style-name="gr10" draw:text-style-name="P5" draw:layer="layout" svg:width="4.75cm" svg:height="0.988cm" svg:x="16.249cm" svg:y="37.224cm">
            <draw:text-box>
              <text:p text:style-name="P4"><text:span text:style-name="T4">xCoordinate</text:span></text:p>
            </draw:text-box>
          </draw:frame>
          <draw:g draw:style-name="gr4">
            <draw:polygon draw:style-name="gr3" draw:text-style-name="P1" draw:layer="layout" svg:width="0cm" svg:height="0cm" svg:x="14.649cm" svg:y="38.474cm" svg:viewBox="0 0 0 0" draw:points="0,0">
              <text:p/>
            </draw:polygon>
          </draw:g>
          <draw:frame draw:style-name="gr10" draw:text-style-name="P5" draw:layer="layout" svg:width="4.75cm" svg:height="0.988cm" svg:x="16.249cm" svg:y="35.712cm">
            <draw:text-box>
              <text:p text:style-name="P4"><text:span text:style-name="T4">itemID</text:span></text:p>
            </draw:text-box>
          </draw:frame>
          <draw:g draw:style-name="gr4">
            <draw:polygon draw:style-name="gr3" draw:text-style-name="P1" draw:layer="layout" svg:width="0cm" svg:height="0cm" svg:x="14.649cm" svg:y="39.462cm" svg:viewBox="0 0 0 0" draw:points="0,0">
              <text:p/>
            </draw:polygon>
          </draw:g>
          <draw:g draw:style-name="gr4">
            <draw:polygon draw:style-name="gr3" draw:text-style-name="P1" draw:layer="layout" svg:width="0cm" svg:height="0cm" svg:x="14.649cm" svg:y="37.486cm" svg:viewBox="0 0 0 0" draw:points="0,0">
              <text:p/>
            </draw:polygon>
          </draw:g>
          <draw:frame draw:style-name="gr10" draw:text-style-name="P5" draw:layer="layout" svg:width="4.75cm" svg:height="0.988cm" svg:x="16.249cm" svg:y="38.462cm">
            <draw:text-box>
              <text:p text:style-name="P4"><text:span text:style-name="T4">yCoordinate</text:span></text:p>
            </draw:text-box>
          </draw:frame>
          <draw:frame draw:style-name="gr10" draw:text-style-name="P5" draw:layer="layout" svg:width="4.75cm" svg:height="0.988cm" svg:x="16.249cm" svg:y="34.712cm">
            <draw:text-box>
              <text:p text:style-name="P4"><text:span text:style-name="T4">mapID</text:span></text:p>
            </draw:text-box>
          </draw:frame>
          <draw:g draw:style-name="gr4">
            <draw:path draw:style-name="gr13" draw:text-style-name="P6" draw:layer="layout" svg:width="0.296cm" svg:height="0.599cm" svg:x="14.754cm" svg:y="35.962cm" svg:viewBox="0 0 297 600" svg:d="M58 512l90 88 69-66v-223h45l-23-45c15-12 28-27 38-44 13-22 20-48 20-74s-7-52-20-74c-13-23-32-42-54-55-23-13-48-19-75-19-26 0-51 6-74 19-22 13-41 32-54 55-13 22-20 48-20 74s7 52 20 74c10 17 23 32 38 44l-22 45h45v22l-34 44 56 45v22l-45 45z">
              <text:p/>
            </draw:path>
            <draw:frame draw:style-name="gr14" draw:text-style-name="P5" draw:layer="layout" svg:width="0.446cm" svg:height="0.843cm" svg:x="15.053cm" svg:y="35.84cm">
              <draw:text-box>
                <text:p text:style-name="P4"><text:span text:style-name="T3">PK</text:span></text:p>
                <text:p text:style-name="P4"><text:span text:style-name="T3">FK</text:span></text:p>
              </draw:text-box>
            </draw:frame>
          </draw:g>
          <draw:g draw:style-name="gr4">
            <draw:path draw:style-name="gr13" draw:text-style-name="P6" draw:layer="layout" svg:width="0.296cm" svg:height="0.599cm" svg:x="14.749cm" svg:y="34.962cm" svg:viewBox="0 0 297 600" svg:d="M58 512l90 88 69-66v-223h45l-23-45c15-12 28-27 38-44 13-22 20-48 20-74s-7-52-20-74c-13-23-32-42-54-55-23-13-48-19-75-19-26 0-51 6-74 19-22 13-41 32-54 55-13 22-20 48-20 74s7 52 20 74c10 17 23 32 38 44l-22 45h45v22l-34 44 56 45v22l-45 45z">
              <text:p/>
            </draw:path>
            <draw:frame draw:style-name="gr14" draw:text-style-name="P5" draw:layer="layout" svg:width="0.446cm" svg:height="0.843cm" svg:x="15.048cm" svg:y="34.84cm">
              <draw:text-box>
                <text:p text:style-name="P4"><text:span text:style-name="T3">PK</text:span></text:p>
                <text:p text:style-name="P4"><text:span text:style-name="T3">FK</text:span></text:p>
              </draw:text-box>
            </draw:frame>
          </draw:g>
        </draw:g>
        <draw:frame draw:style-name="gr15" draw:text-style-name="P10" draw:layer="layout" svg:width="50.73cm" svg:height="6.5cm" svg:x="0cm" svg:y="0.3cm">
          <draw:text-box>
            <text:p text:style-name="P9"><text:span text:style-name="T8">Scrap Salvager Game for DAT602</text:span></text:p>
            <text:p text:style-name="P9"/>
            <text:p text:style-name="P9"><text:span text:style-name="T9">By Johan Hobbs</text:span></text:p>
          </draw:text-box>
        </draw:frame>
        <draw:g draw:style-name="gr2">
          <draw:polygon draw:style-name="gr3" draw:text-style-name="P1" draw:layer="layout" svg:width="0cm" svg:height="0cm" svg:x="4.5cm" svg:y="47.063cm" svg:viewBox="0 0 0 0" draw:points="0,0">
            <text:p/>
          </draw:polygon>
          <draw:g draw:style-name="gr4">
            <draw:polygon draw:style-name="gr5" draw:text-style-name="P1" draw:layer="layout" svg:width="6.499cm" svg:height="0cm" svg:x="4.5cm" svg:y="43cm" svg:viewBox="0 0 6500 0" draw:points="0,0 6500,0">
              <text:p/>
            </draw:polygon>
            <draw:polygon draw:style-name="gr6" draw:text-style-name="P1" draw:layer="layout" svg:width="6.499cm" svg:height="0cm" svg:x="4.5cm" svg:y="43cm" svg:viewBox="0 0 6500 0" draw:points="0,0 6500,0">
              <text:p/>
            </draw:polygon>
          </draw:g>
          <draw:g draw:style-name="gr4">
            <draw:polygon draw:style-name="gr5" draw:text-style-name="P1" draw:layer="layout" svg:width="6.5cm" svg:height="4.064cm" svg:x="4.5cm" svg:y="43cm" svg:viewBox="0 0 6501 4065" draw:points="0,4065 6501,4065 6501,0 0,0">
              <text:p/>
            </draw:polygon>
            <draw:polygon draw:style-name="gr6" draw:text-style-name="P1" draw:layer="layout" svg:width="6.5cm" svg:height="4.064cm" svg:x="4.5cm" svg:y="43cm" svg:viewBox="0 0 6501 4065" draw:points="0,4065 6501,4065 6501,0 0,0">
              <text:p/>
            </draw:polygon>
          </draw:g>
          <draw:g draw:style-name="gr2">
            <draw:g draw:style-name="gr4">
              <draw:polygon draw:style-name="gr5" draw:text-style-name="P1" draw:layer="layout" svg:width="6.5cm" svg:height="1.1cm" svg:x="4.5cm" svg:y="43cm" svg:viewBox="0 0 6501 1101" draw:points="0,1101 6501,1101 6501,0 0,0">
                <text:p/>
              </draw:polygon>
              <draw:polygon draw:style-name="gr6" draw:text-style-name="P1" draw:layer="layout" svg:width="6.5cm" svg:height="1.1cm" svg:x="4.5cm" svg:y="43cm" svg:viewBox="0 0 6501 1101" draw:points="0,1101 6501,1101 6501,0 0,0">
                <text:p/>
              </draw:polygon>
            </draw:g>
            <draw:frame draw:style-name="gr7" draw:text-style-name="P3" draw:layer="layout" svg:width="6.5cm" svg:height="1.1cm" svg:x="4.5cm" svg:y="43cm">
              <draw:text-box>
                <text:p text:style-name="P2"><text:span text:style-name="T1">Recipe</text:span></text:p>
              </draw:text-box>
            </draw:frame>
          </draw:g>
          <draw:g draw:style-name="gr4">
            <draw:polygon draw:style-name="gr6" draw:text-style-name="P1" draw:layer="layout" svg:width="0cm" svg:height="0cm" svg:x="4.95cm" svg:y="45.091cm" svg:viewBox="0 0 0 0" draw:points="0,0">
              <text:p/>
            </draw:polygon>
            <draw:frame draw:style-name="gr8" draw:text-style-name="P5" draw:layer="layout" svg:width="0.425cm" svg:height="0.423cm" svg:x="4.95cm" svg:y="44.597cm">
              <draw:text-box>
                <text:p text:style-name="P4"><text:span text:style-name="T2">FK</text:span></text:p>
              </draw:text-box>
            </draw:frame>
          </draw:g>
          <draw:g draw:style-name="gr4">
            <draw:path draw:style-name="gr9" draw:text-style-name="P6" draw:layer="layout" svg:width="0.296cm" svg:height="0.599cm" svg:x="4.651cm" svg:y="44.291cm" svg:viewBox="0 0 297 600" svg:d="M58 511l90 89 69-67v-222h45l-23-46c15-11 28-26 38-43 13-23 20-48 20-74s-7-52-20-74c-13-23-32-42-54-55-23-13-48-19-75-19-26 0-51 6-74 19-22 13-41 32-54 55-13 22-20 48-20 74s7 51 20 74c10 17 23 32 38 43l-22 46h45v22l-34 44 56 45v22l-45 44z">
              <text:p/>
            </draw:path>
            <draw:frame draw:style-name="gr8" draw:text-style-name="P5" draw:layer="layout" svg:width="0.446cm" svg:height="0.423cm" svg:x="4.95cm" svg:y="44.167cm">
              <draw:text-box>
                <text:p text:style-name="P4"><text:span text:style-name="T3">PK</text:span></text:p>
              </draw:text-box>
            </draw:frame>
          </draw:g>
          <draw:frame draw:style-name="gr10" draw:text-style-name="P5" draw:layer="layout" svg:width="5.424cm" svg:height="0.988cm" svg:x="5.576cm" svg:y="44.1cm">
            <draw:text-box>
              <text:p text:style-name="P4"><text:span text:style-name="T4">itemCraftedID</text:span></text:p>
            </draw:text-box>
          </draw:frame>
          <draw:line draw:style-name="gr11" draw:text-style-name="P1" draw:layer="layout" svg:x1="4.5cm" svg:y1="45.088cm" svg:x2="11cm" svg:y2="45.088cm">
            <text:p/>
          </draw:line>
          <draw:g draw:style-name="gr2">
            <draw:g draw:style-name="gr4">
              <draw:path draw:style-name="gr9" draw:text-style-name="P6" draw:layer="layout" svg:width="0.296cm" svg:height="0.599cm" svg:x="4.651cm" svg:y="45.282cm" svg:viewBox="0 0 297 600" svg:d="M58 511l90 89 69-67v-222h45l-23-46c15-11 28-26 38-43 13-23 20-48 20-74s-7-52-20-74c-13-23-32-42-54-55-23-13-48-19-75-19-26 0-51 6-74 19-22 13-41 32-54 55-13 22-20 48-20 74s7 51 20 74c10 17 23 32 38 43l-22 46h45v22l-34 44 56 45v22l-45 44z">
                <text:p/>
              </draw:path>
              <draw:polygon draw:style-name="gr12" draw:text-style-name="P6" draw:layer="layout" svg:width="0cm" svg:height="0cm" svg:x="4.65cm" svg:y="45.882cm" svg:viewBox="0 0 0 0" draw:points="0,0">
                <text:p/>
              </draw:polygon>
            </draw:g>
            <draw:frame draw:style-name="gr8" draw:text-style-name="P5" draw:layer="layout" svg:width="0.446cm" svg:height="0.423cm" svg:x="4.95cm" svg:y="45.158cm">
              <draw:text-box>
                <text:p text:style-name="P4"><text:span text:style-name="T3">PK</text:span></text:p>
              </draw:text-box>
            </draw:frame>
          </draw:g>
          <draw:frame draw:style-name="gr8" draw:text-style-name="P5" draw:layer="layout" svg:width="0.425cm" svg:height="0.423cm" svg:x="4.95cm" svg:y="45.582cm">
            <draw:text-box>
              <text:p text:style-name="P4"><text:span text:style-name="T5">FK</text:span></text:p>
            </draw:text-box>
          </draw:frame>
          <draw:frame draw:style-name="gr10" draw:text-style-name="P5" draw:layer="layout" svg:width="5.424cm" svg:height="0.988cm" svg:x="5.576cm" svg:y="45.088cm">
            <draw:text-box>
              <text:p text:style-name="P4"><text:span text:style-name="T4">ingredientID</text:span></text:p>
            </draw:text-box>
          </draw:frame>
          <draw:g draw:style-name="gr4">
            <draw:polygon draw:style-name="gr3" draw:text-style-name="P1" draw:layer="layout" svg:width="0cm" svg:height="0cm" svg:x="4.65cm" svg:y="46.87cm" svg:viewBox="0 0 0 0" draw:points="0,0">
              <text:p/>
            </draw:polygon>
          </draw:g>
          <draw:frame draw:style-name="gr10" draw:text-style-name="P5" draw:layer="layout" svg:width="5.424cm" svg:height="0.988cm" svg:x="5.576cm" svg:y="46.076cm">
            <draw:text-box>
              <text:p text:style-name="P4"><text:span text:style-name="T5">quantity</text:span></text:p>
            </draw:text-box>
          </draw:frame>
        </draw:g>
        <draw:polyline draw:style-name="gr1" draw:text-style-name="P1" draw:layer="layout" svg:width="7.549cm" svg:height="2.249cm" draw:transform="rotate (1.5707963267949) translate (2.25cm 45.55cm)" svg:viewBox="0 0 7550 2250" draw:points="0,2250 50,0 7550,0 7550,2250">
          <text:p/>
        </draw:polyline>
        <draw:polyline draw:style-name="gr16" draw:text-style-name="P1" draw:layer="layout" svg:width="1.249cm" svg:height="5.499cm" svg:x="3.25cm" svg:y="39cm" svg:viewBox="0 0 1250 5500" draw:points="1250,5500 0,5500 0,0 1250,0">
          <text:p/>
        </draw:polyline>
        <draw:g draw:style-name="gr2">
          <draw:polygon draw:style-name="gr3" draw:text-style-name="P1" draw:layer="layout" svg:width="0cm" svg:height="0cm" svg:x="4.65cm" svg:y="23.897cm" svg:viewBox="0 0 0 0" draw:points="0,0">
            <text:p/>
          </draw:polygon>
          <draw:g draw:style-name="gr4">
            <draw:polygon draw:style-name="gr5" draw:text-style-name="P1" draw:layer="layout" svg:width="6.498cm" svg:height="0cm" svg:x="4.65cm" svg:y="15.782cm" svg:viewBox="0 0 6499 0" draw:points="0,0 6499,0">
              <text:p/>
            </draw:polygon>
            <draw:polygon draw:style-name="gr6" draw:text-style-name="P1" draw:layer="layout" svg:width="6.498cm" svg:height="0cm" svg:x="4.65cm" svg:y="15.782cm" svg:viewBox="0 0 6499 0" draw:points="0,0 6499,0">
              <text:p/>
            </draw:polygon>
          </draw:g>
          <draw:g draw:style-name="gr4">
            <draw:polygon draw:style-name="gr5" draw:text-style-name="P1" draw:layer="layout" svg:width="6.5cm" svg:height="9.467cm" svg:x="4.65cm" svg:y="15.782cm" svg:viewBox="0 0 6501 9468" draw:points="0,9468 6501,9468 6501,0 0,0">
              <text:p/>
            </draw:polygon>
            <draw:polygon draw:style-name="gr6" draw:text-style-name="P1" draw:layer="layout" svg:width="6.5cm" svg:height="9.467cm" svg:x="4.65cm" svg:y="15.782cm" svg:viewBox="0 0 6501 9468" draw:points="0,9468 6501,9468 6501,0 0,0">
              <text:p/>
            </draw:polygon>
          </draw:g>
          <draw:g draw:style-name="gr2">
            <draw:g draw:style-name="gr4">
              <draw:polygon draw:style-name="gr5" draw:text-style-name="P1" draw:layer="layout" svg:width="6.5cm" svg:height="1.1cm" svg:x="4.65cm" svg:y="15.782cm" svg:viewBox="0 0 6501 1101" draw:points="0,1101 6501,1101 6501,0 0,0">
                <text:p/>
              </draw:polygon>
              <draw:polygon draw:style-name="gr6" draw:text-style-name="P1" draw:layer="layout" svg:width="6.5cm" svg:height="1.1cm" svg:x="4.65cm" svg:y="15.782cm" svg:viewBox="0 0 6501 1101" draw:points="0,1101 6501,1101 6501,0 0,0">
                <text:p/>
              </draw:polygon>
            </draw:g>
            <draw:frame draw:style-name="gr7" draw:text-style-name="P3" draw:layer="layout" svg:width="6.5cm" svg:height="1.1cm" svg:x="4.65cm" svg:y="15.782cm">
              <draw:text-box>
                <text:p text:style-name="P2"><text:span text:style-name="T1">Character</text:span></text:p>
              </draw:text-box>
            </draw:frame>
          </draw:g>
          <draw:g draw:style-name="gr4">
            <draw:polygon draw:style-name="gr3" draw:text-style-name="P1" draw:layer="layout" svg:width="0cm" svg:height="0cm" svg:x="5.1cm" svg:y="17.872cm" svg:viewBox="0 0 0 0" draw:points="0,0">
              <text:p/>
            </draw:polygon>
          </draw:g>
          <draw:g draw:style-name="gr4">
            <draw:path draw:style-name="gr9" draw:text-style-name="P6" draw:layer="layout" svg:width="0.296cm" svg:height="0.599cm" svg:x="4.802cm" svg:y="17.073cm" svg:viewBox="0 0 297 600" svg:d="M58 511l90 89 69-67v-222h45l-23-46c15-11 28-26 38-43 13-23 20-48 20-74s-7-52-20-74c-13-23-32-42-54-55-23-13-48-19-75-19-26 0-51 6-74 19-22 13-41 32-54 55-13 22-20 48-20 74s7 51 20 74c10 17 23 32 38 43l-22 46h45v22l-34 44 56 45v22l-45 44z">
              <text:p/>
            </draw:path>
            <draw:frame draw:style-name="gr8" draw:text-style-name="P5" draw:layer="layout" svg:width="0.446cm" svg:height="0.423cm" svg:x="5.1cm" svg:y="17.161cm">
              <draw:text-box>
                <text:p text:style-name="P4"><text:span text:style-name="T3">PK</text:span></text:p>
              </draw:text-box>
            </draw:frame>
          </draw:g>
          <draw:frame draw:style-name="gr10" draw:text-style-name="P5" draw:layer="layout" svg:width="5.374cm" svg:height="0.988cm" svg:x="5.652cm" svg:y="16.882cm">
            <draw:text-box>
              <text:p text:style-name="P4"><text:span text:style-name="T4">characterID</text:span></text:p>
            </draw:text-box>
          </draw:frame>
          <draw:line draw:style-name="gr11" draw:text-style-name="P1" draw:layer="layout" svg:x1="4.65cm" svg:y1="17.869cm" svg:x2="11.15cm" svg:y2="17.869cm">
            <text:p/>
          </draw:line>
          <draw:g draw:style-name="gr4">
            <draw:polygon draw:style-name="gr3" draw:text-style-name="P1" draw:layer="layout" svg:width="0cm" svg:height="0cm" svg:x="4.8cm" svg:y="18.663cm" svg:viewBox="0 0 0 0" draw:points="0,0">
              <text:p/>
            </draw:polygon>
          </draw:g>
          <draw:frame draw:style-name="gr10" draw:text-style-name="P5" draw:layer="layout" svg:width="5.374cm" svg:height="0.988cm" svg:x="5.652cm" svg:y="17.869cm">
            <draw:text-box>
              <text:p text:style-name="P4"><text:span text:style-name="T4">name</text:span></text:p>
            </draw:text-box>
          </draw:frame>
          <draw:g draw:style-name="gr2">
            <draw:g draw:style-name="gr4">
              <draw:path draw:style-name="gr5" draw:text-style-name="P1" draw:layer="layout" svg:width="0.296cm" svg:height="0.599cm" svg:x="4.802cm" svg:y="19.051cm" svg:viewBox="0 0 297 600" svg:d="M58 511l90 89 69-67v-222h45l-23-46c15-11 28-26 38-43 13-23 20-48 20-74s-7-52-20-74c-13-23-32-42-54-55-23-13-48-19-75-19-26 0-51 6-74 19-22 13-41 32-54 55-13 22-20 48-20 74s7 51 20 74c10 17 23 32 38 43l-22 46h45v22l-34 44 56 45v22l-45 44z">
                <text:p/>
              </draw:path>
              <draw:polygon draw:style-name="gr6" draw:text-style-name="P1" draw:layer="layout" svg:width="0cm" svg:height="0cm" svg:x="4.8cm" svg:y="19.652cm" svg:viewBox="0 0 0 0" draw:points="0,0">
                <text:p/>
              </draw:polygon>
            </draw:g>
          </draw:g>
          <draw:g draw:style-name="gr4">
            <draw:polygon draw:style-name="gr3" draw:text-style-name="P1" draw:layer="layout" svg:width="0cm" svg:height="0cm" svg:x="4.8cm" svg:y="19.539cm" svg:viewBox="0 0 0 0" draw:points="0,0">
              <text:p/>
            </draw:polygon>
          </draw:g>
          <draw:frame draw:style-name="gr10" draw:text-style-name="P5" draw:layer="layout" svg:width="5.374cm" svg:height="0.988cm" svg:x="5.652cm" svg:y="21.045cm">
            <draw:text-box>
              <text:p text:style-name="P4"><text:span text:style-name="T4">currency</text:span></text:p>
            </draw:text-box>
          </draw:frame>
          <draw:g draw:style-name="gr4">
            <draw:polygon draw:style-name="gr3" draw:text-style-name="P1" draw:layer="layout" svg:width="0cm" svg:height="0cm" svg:x="4.8cm" svg:y="22.715cm" svg:viewBox="0 0 0 0" draw:points="0,0">
              <text:p/>
            </draw:polygon>
          </draw:g>
          <draw:frame draw:style-name="gr10" draw:text-style-name="P5" draw:layer="layout" svg:width="5.374cm" svg:height="0.988cm" svg:x="5.652cm" svg:y="21.921cm">
            <draw:text-box>
              <text:p text:style-name="P4"><text:span text:style-name="T4">xPosition</text:span></text:p>
            </draw:text-box>
          </draw:frame>
          <draw:g draw:style-name="gr4">
            <draw:polygon draw:style-name="gr3" draw:text-style-name="P1" draw:layer="layout" svg:width="0cm" svg:height="0cm" svg:x="4.8cm" svg:y="23.703cm" svg:viewBox="0 0 0 0" draw:points="0,0">
              <text:p/>
            </draw:polygon>
          </draw:g>
          <draw:frame draw:style-name="gr10" draw:text-style-name="P5" draw:layer="layout" svg:width="5.374cm" svg:height="0.988cm" svg:x="5.652cm" svg:y="22.909cm">
            <draw:text-box>
              <text:p text:style-name="P4"><text:span text:style-name="T4">yPosition</text:span></text:p>
            </draw:text-box>
          </draw:frame>
          <draw:g draw:style-name="gr2">
            <draw:g draw:style-name="gr4">
              <draw:path draw:style-name="gr5" draw:text-style-name="P1" draw:layer="layout" svg:width="0.296cm" svg:height="0.599cm" svg:x="4.802cm" svg:y="21.127cm" svg:viewBox="0 0 297 600" svg:d="M58 511l90 89 69-67v-222h45l-23-46c15-11 28-26 38-43 13-23 20-48 20-74s-7-52-20-74c-13-23-32-42-54-55-23-13-48-19-75-19-26 0-51 6-74 19-22 13-41 32-54 55-13 22-20 48-20 74s7 51 20 74c10 17 23 32 38 43l-22 46h45v22l-34 44 56 45v22l-45 44z">
                <text:p/>
              </draw:path>
              <draw:polygon draw:style-name="gr6" draw:text-style-name="P1" draw:layer="layout" svg:width="0cm" svg:height="0cm" svg:x="4.8cm" svg:y="21.727cm" svg:viewBox="0 0 0 0" draw:points="0,0">
                <text:p/>
              </draw:polygon>
            </draw:g>
          </draw:g>
          <draw:frame draw:style-name="gr8" draw:text-style-name="P5" draw:layer="layout" svg:width="0.425cm" svg:height="0.423cm" svg:x="5.121cm" svg:y="19.128cm">
            <draw:text-box>
              <text:p text:style-name="P4"><text:span text:style-name="T5">FK</text:span></text:p>
            </draw:text-box>
          </draw:frame>
          <draw:frame draw:style-name="gr10" draw:text-style-name="P5" draw:layer="layout" svg:width="5.374cm" svg:height="0.988cm" svg:x="5.652cm" svg:y="18.845cm">
            <draw:text-box>
              <text:p text:style-name="P4"><text:span text:style-name="T4">mapID</text:span></text:p>
            </draw:text-box>
          </draw:frame>
          <draw:frame draw:style-name="gr10" draw:text-style-name="P5" draw:layer="layout" svg:width="5.374cm" svg:height="0.988cm" svg:x="5.652cm" svg:y="24.009cm">
            <draw:text-box>
              <text:p text:style-name="P4"><text:span text:style-name="T4">sprite</text:span></text:p>
            </draw:text-box>
          </draw:frame>
          <draw:frame draw:style-name="gr10" draw:text-style-name="P5" draw:layer="layout" svg:width="5.374cm" svg:height="0.988cm" svg:x="5.65cm" svg:y="20.012cm">
            <draw:text-box>
              <text:p text:style-name="P4"><text:span text:style-name="T4">status</text:span></text:p>
            </draw:text-box>
          </draw:frame>
        </draw:g>
        <draw:polyline draw:style-name="gr16" draw:text-style-name="P1" draw:layer="layout" svg:width="2.099cm" svg:height="0cm" svg:x="11.15cm" svg:y="17cm" svg:viewBox="0 0 2100 0" draw:points="2100,0 0,0 1,0">
          <text:p/>
        </draw:polyline>
        <draw:g draw:style-name="gr2">
          <draw:g draw:style-name="gr4">
            <draw:polygon draw:style-name="gr5" draw:text-style-name="P1" draw:layer="layout" svg:width="6.499cm" svg:height="0cm" svg:x="13.25cm" svg:y="19.2cm" svg:viewBox="0 0 6500 0" draw:points="0,0 6500,0">
              <text:p/>
            </draw:polygon>
            <draw:polygon draw:style-name="gr6" draw:text-style-name="P1" draw:layer="layout" svg:width="6.499cm" svg:height="0cm" svg:x="13.25cm" svg:y="19.2cm" svg:viewBox="0 0 6500 0" draw:points="0,0 6500,0">
              <text:p/>
            </draw:polygon>
          </draw:g>
          <draw:g draw:style-name="gr4">
            <draw:polygon draw:style-name="gr5" draw:text-style-name="P1" draw:layer="layout" svg:width="6.5cm" svg:height="4.249cm" svg:x="13.25cm" svg:y="19.2cm" svg:viewBox="0 0 6501 4250" draw:points="0,4250 6501,4250 6501,0 0,0">
              <text:p/>
            </draw:polygon>
            <draw:polygon draw:style-name="gr6" draw:text-style-name="P1" draw:layer="layout" svg:width="6.5cm" svg:height="4.249cm" svg:x="13.25cm" svg:y="19.2cm" svg:viewBox="0 0 6501 4250" draw:points="0,4250 6501,4250 6501,0 0,0">
              <text:p/>
            </draw:polygon>
          </draw:g>
          <draw:g draw:style-name="gr2">
            <draw:g draw:style-name="gr4">
              <draw:polygon draw:style-name="gr5" draw:text-style-name="P1" draw:layer="layout" svg:width="6.5cm" svg:height="1.1cm" svg:x="13.25cm" svg:y="19.2cm" svg:viewBox="0 0 6501 1101" draw:points="0,1101 6501,1101 6501,0 0,0">
                <text:p/>
              </draw:polygon>
              <draw:polygon draw:style-name="gr6" draw:text-style-name="P1" draw:layer="layout" svg:width="6.5cm" svg:height="1.1cm" svg:x="13.25cm" svg:y="19.2cm" svg:viewBox="0 0 6501 1101" draw:points="0,1101 6501,1101 6501,0 0,0">
                <text:p/>
              </draw:polygon>
            </draw:g>
            <draw:frame draw:style-name="gr7" draw:text-style-name="P3" draw:layer="layout" svg:width="6.5cm" svg:height="1.1cm" svg:x="13.25cm" svg:y="19.2cm">
              <draw:text-box>
                <text:p text:style-name="P2"><text:span text:style-name="T1">NPC</text:span></text:p>
              </draw:text-box>
            </draw:frame>
          </draw:g>
          <draw:g draw:style-name="gr4">
            <draw:polygon draw:style-name="gr3" draw:text-style-name="P1" draw:layer="layout" svg:width="0cm" svg:height="0cm" svg:x="13.7cm" svg:y="21.291cm" svg:viewBox="0 0 0 0" draw:points="0,0">
              <text:p/>
            </draw:polygon>
          </draw:g>
          <draw:g draw:style-name="gr4">
            <draw:path draw:style-name="gr9" draw:text-style-name="P6" draw:layer="layout" svg:width="0.296cm" svg:height="0.599cm" svg:x="13.402cm" svg:y="20.491cm" svg:viewBox="0 0 297 600" svg:d="M58 512l90 88 69-66v-223h45l-23-45c15-12 28-27 38-44 13-22 20-48 20-74s-7-52-20-74c-13-23-32-42-54-55-23-13-48-19-75-19-26 0-51 6-74 19-22 13-41 32-54 55-13 22-20 48-20 74s7 52 20 74c10 17 23 32 38 44l-22 45h45v22l-34 44 56 45v22l-45 45z">
              <text:p/>
            </draw:path>
            <draw:frame draw:style-name="gr8" draw:text-style-name="P5" draw:layer="layout" svg:width="0.446cm" svg:height="0.843cm" svg:x="13.7cm" svg:y="20.369cm">
              <draw:text-box>
                <text:p text:style-name="P4"><text:span text:style-name="T3">PK</text:span></text:p>
                <text:p text:style-name="P4"><text:span text:style-name="T3">FK</text:span></text:p>
              </draw:text-box>
            </draw:frame>
          </draw:g>
          <draw:frame draw:style-name="gr10" draw:text-style-name="P5" draw:layer="layout" svg:width="5.374cm" svg:height="0.988cm" svg:x="14.376cm" svg:y="20.3cm">
            <draw:text-box>
              <text:p text:style-name="P4"><text:span text:style-name="T4">characterID</text:span></text:p>
            </draw:text-box>
          </draw:frame>
          <draw:line draw:style-name="gr11" draw:text-style-name="P1" draw:layer="layout" svg:x1="13.25cm" svg:y1="21.288cm" svg:x2="19.75cm" svg:y2="21.288cm">
            <text:p/>
          </draw:line>
          <draw:g draw:style-name="gr4">
            <draw:polygon draw:style-name="gr3" draw:text-style-name="P1" draw:layer="layout" svg:width="0cm" svg:height="0cm" svg:x="13.4cm" svg:y="22.082cm" svg:viewBox="0 0 0 0" draw:points="0,0">
              <text:p/>
            </draw:polygon>
          </draw:g>
          <draw:g draw:style-name="gr4">
            <draw:polygon draw:style-name="gr3" draw:text-style-name="P1" draw:layer="layout" svg:width="0cm" svg:height="0cm" svg:x="13.4cm" svg:y="23.07cm" svg:viewBox="0 0 0 0" draw:points="0,0">
              <text:p/>
            </draw:polygon>
          </draw:g>
          <draw:frame draw:style-name="gr10" draw:text-style-name="P5" draw:layer="layout" svg:width="5.374cm" svg:height="0.988cm" svg:x="14.376cm" svg:y="21.376cm">
            <draw:text-box>
              <text:p text:style-name="P4"><text:span text:style-name="T4">behaviourID</text:span></text:p>
            </draw:text-box>
          </draw:frame>
          <draw:frame draw:style-name="gr10" draw:text-style-name="P7" draw:layer="layout" svg:width="5.374cm" svg:height="0.988cm" svg:x="14.376cm" svg:y="22.327cm">
            <draw:text-box>
              <text:p text:style-name="P4"><text:span text:style-name="T6">portrait</text:span></text:p>
            </draw:text-box>
          </draw:frame>
        </draw:g>
        <draw:polyline draw:style-name="gr16" draw:text-style-name="P1" draw:layer="layout" svg:width="2.099cm" svg:height="0cm" svg:x="11.15cm" svg:y="21.9cm" svg:viewBox="0 0 2100 0" draw:points="2100,0 0,0 1,0">
          <text:p/>
        </draw:polyline>
        <draw:polyline draw:style-name="gr1" draw:text-style-name="P1" draw:layer="layout" svg:width="3.499cm" svg:height="0cm" svg:x="11cm" svg:y="36.867cm" svg:viewBox="0 0 3500 0" draw:points="3500,0 2132,0 2132,0 0,0">
          <text:p/>
        </draw:polyline>
        <draw:line draw:style-name="gr1" draw:text-style-name="P1" draw:layer="layout" svg:x1="7.75cm" svg:y1="27.5cm" svg:x2="7.75cm" svg:y2="25.25cm">
          <text:p/>
        </draw:line>
        <draw:line draw:style-name="gr1" draw:text-style-name="P1" draw:layer="layout" svg:x1="28.25cm" svg:y1="39.75cm" svg:x2="28.25cm" svg:y2="43cm">
          <text:p/>
        </draw:line>
        <draw:line draw:style-name="gr1" draw:text-style-name="P1" draw:layer="layout" svg:x1="41.15cm" svg:y1="35.25cm" svg:x2="43.75cm" svg:y2="35.25cm">
          <text:p/>
        </draw:line>
        <draw:polyline draw:style-name="gr1" draw:text-style-name="P1" draw:layer="layout" svg:width="16.118cm" svg:height="5.947cm" draw:transform="rotate (0.415039296124252) translate (31.4997696743158cm 45.2494772876739cm)" svg:viewBox="0 0 16119 5948" draw:points="0,1 13498,5948 16119,0">
          <text:p/>
        </draw:polyline>
        <draw:line draw:style-name="gr1" draw:text-style-name="P1" draw:layer="layout" svg:x1="21cm" svg:y1="36.5cm" svg:x2="24.9cm" svg:y2="36.5cm">
          <text:p/>
        </draw:line>
        <draw:polyline draw:style-name="gr1" draw:text-style-name="P1" draw:layer="layout" svg:width="1.999cm" svg:height="0cm" svg:x="19.75cm" svg:y="22cm" svg:viewBox="0 0 2000 0" draw:points="2000,0 1218,0 1218,0 0,0">
          <text:p/>
        </draw:polyline>
        <draw:g draw:style-name="gr2">
          <draw:g draw:style-name="gr4">
            <draw:polygon draw:style-name="gr5" draw:text-style-name="P1" draw:layer="layout" svg:width="6.498cm" svg:height="0cm" svg:x="33.849cm" svg:y="9.382cm" svg:viewBox="0 0 6499 0" draw:points="0,0 6499,0">
              <text:p/>
            </draw:polygon>
            <draw:polygon draw:style-name="gr6" draw:text-style-name="P1" draw:layer="layout" svg:width="6.498cm" svg:height="0cm" svg:x="33.849cm" svg:y="9.382cm" svg:viewBox="0 0 6499 0" draw:points="0,0 6499,0">
              <text:p/>
            </draw:polygon>
          </draw:g>
          <draw:g draw:style-name="gr4">
            <draw:polygon draw:style-name="gr5" draw:text-style-name="P1" draw:layer="layout" svg:width="6.5cm" svg:height="4.467cm" svg:x="33.849cm" svg:y="9.382cm" svg:viewBox="0 0 6501 4468" draw:points="0,4468 6501,4468 6501,0 0,0">
              <text:p/>
            </draw:polygon>
            <draw:polygon draw:style-name="gr6" draw:text-style-name="P1" draw:layer="layout" svg:width="6.5cm" svg:height="4.467cm" svg:x="33.849cm" svg:y="9.382cm" svg:viewBox="0 0 6501 4468" draw:points="0,4468 6501,4468 6501,0 0,0">
              <text:p/>
            </draw:polygon>
          </draw:g>
          <draw:g draw:style-name="gr2">
            <draw:g draw:style-name="gr4">
              <draw:polygon draw:style-name="gr5" draw:text-style-name="P1" draw:layer="layout" svg:width="6.5cm" svg:height="1.1cm" svg:x="33.849cm" svg:y="9.382cm" svg:viewBox="0 0 6501 1101" draw:points="0,1101 6501,1101 6501,0 0,0">
                <text:p/>
              </draw:polygon>
              <draw:polygon draw:style-name="gr6" draw:text-style-name="P1" draw:layer="layout" svg:width="6.5cm" svg:height="1.1cm" svg:x="33.849cm" svg:y="9.382cm" svg:viewBox="0 0 6501 1101" draw:points="0,1101 6501,1101 6501,0 0,0">
                <text:p/>
              </draw:polygon>
            </draw:g>
            <draw:frame draw:style-name="gr7" draw:text-style-name="P3" draw:layer="layout" svg:width="6.5cm" svg:height="1.1cm" svg:x="33.849cm" svg:y="9.382cm">
              <draw:text-box>
                <text:p text:style-name="P2"><text:span text:style-name="T1">Chat</text:span></text:p>
              </draw:text-box>
            </draw:frame>
          </draw:g>
          <draw:g draw:style-name="gr4">
            <draw:polygon draw:style-name="gr3" draw:text-style-name="P1" draw:layer="layout" svg:width="0cm" svg:height="0cm" svg:x="34.299cm" svg:y="11.472cm" svg:viewBox="0 0 0 0" draw:points="0,0">
              <text:p/>
            </draw:polygon>
          </draw:g>
          <draw:g draw:style-name="gr4">
            <draw:path draw:style-name="gr9" draw:text-style-name="P6" draw:layer="layout" svg:width="0.296cm" svg:height="0.599cm" svg:x="34.001cm" svg:y="10.673cm" svg:viewBox="0 0 297 600" svg:d="M58 511l90 89 69-67v-222h45l-23-46c15-11 28-26 38-43 13-23 20-48 20-74s-7-52-20-74c-13-23-32-42-54-55-23-13-48-19-75-19-26 0-51 6-74 19-22 13-41 32-54 55-13 22-20 48-20 74s7 51 20 74c10 17 23 32 38 43l-22 46h45v22l-34 44 56 45v22l-45 44z">
              <text:p/>
            </draw:path>
            <draw:frame draw:style-name="gr8" draw:text-style-name="P5" draw:layer="layout" svg:width="0.446cm" svg:height="0.423cm" svg:x="34.299cm" svg:y="10.761cm">
              <draw:text-box>
                <text:p text:style-name="P4"><text:span text:style-name="T3">PK</text:span></text:p>
              </draw:text-box>
            </draw:frame>
          </draw:g>
          <draw:frame draw:style-name="gr17" draw:text-style-name="P11" draw:layer="layout" svg:width="5.374cm" svg:height="0.988cm" svg:x="34.851cm" svg:y="10.482cm">
            <draw:text-box>
              <text:p text:style-name="P4"><text:span text:style-name="T4">chatID</text:span></text:p>
            </draw:text-box>
          </draw:frame>
          <draw:line draw:style-name="gr11" draw:text-style-name="P1" draw:layer="layout" svg:x1="33.849cm" svg:y1="11.469cm" svg:x2="40.349cm" svg:y2="11.469cm">
            <text:p/>
          </draw:line>
          <draw:g draw:style-name="gr4">
            <draw:polygon draw:style-name="gr3" draw:text-style-name="P1" draw:layer="layout" svg:width="0cm" svg:height="0cm" svg:x="33.999cm" svg:y="12.263cm" svg:viewBox="0 0 0 0" draw:points="0,0">
              <text:p/>
            </draw:polygon>
          </draw:g>
          <draw:g draw:style-name="gr2">
            <draw:g draw:style-name="gr4">
              <draw:path draw:style-name="gr5" draw:text-style-name="P1" draw:layer="layout" svg:width="0.296cm" svg:height="0.599cm" svg:x="34.001cm" svg:y="12.651cm" svg:viewBox="0 0 297 600" svg:d="M58 511l90 89 69-67v-222h45l-23-46c15-11 28-26 38-43 13-23 20-48 20-74s-7-52-20-74c-13-23-32-42-54-55-23-13-48-19-75-19-26 0-51 6-74 19-22 13-41 32-54 55-13 22-20 48-20 74s7 51 20 74c10 17 23 32 38 43l-22 46h45v22l-34 44 56 45v22l-45 44z">
                <text:p/>
              </draw:path>
              <draw:polygon draw:style-name="gr6" draw:text-style-name="P1" draw:layer="layout" svg:width="0cm" svg:height="0cm" svg:x="33.999cm" svg:y="13.252cm" svg:viewBox="0 0 0 0" draw:points="0,0">
                <text:p/>
              </draw:polygon>
            </draw:g>
          </draw:g>
          <draw:g draw:style-name="gr4">
            <draw:polygon draw:style-name="gr3" draw:text-style-name="P1" draw:layer="layout" svg:width="0cm" svg:height="0cm" svg:x="33.999cm" svg:y="13.139cm" svg:viewBox="0 0 0 0" draw:points="0,0">
              <text:p/>
            </draw:polygon>
          </draw:g>
          <draw:frame draw:style-name="gr10" draw:text-style-name="P5" draw:layer="layout" svg:width="5.374cm" svg:height="0.988cm" svg:x="34.851cm" svg:y="11.545cm">
            <draw:text-box>
              <text:p text:style-name="P4"><text:span text:style-name="T4">chatType_ID</text:span></text:p>
            </draw:text-box>
          </draw:frame>
          <draw:frame draw:style-name="gr8" draw:text-style-name="P5" draw:layer="layout" svg:width="0.425cm" svg:height="0.423cm" svg:x="34.32cm" svg:y="12.728cm">
            <draw:text-box>
              <text:p text:style-name="P4"><text:span text:style-name="T5">FK</text:span></text:p>
            </draw:text-box>
          </draw:frame>
          <draw:frame draw:style-name="gr10" draw:text-style-name="P13" draw:layer="layout" svg:width="5.374cm" svg:height="0.988cm" svg:x="34.851cm" svg:y="12.445cm">
            <draw:text-box>
              <text:p text:style-name="P12"><text:span text:style-name="T10">mapID</text:span></text:p>
            </draw:text-box>
          </draw:frame>
          <draw:frame draw:style-name="gr8" draw:text-style-name="P5" draw:layer="layout" svg:width="0.425cm" svg:height="0.423cm" svg:x="34.315cm" svg:y="11.829cm">
            <draw:text-box>
              <text:p text:style-name="P4"><text:span text:style-name="T5">FK</text:span></text:p>
            </draw:text-box>
          </draw:frame>
        </draw:g>
        <draw:g draw:style-name="gr2">
          <draw:g draw:style-name="gr4">
            <draw:polygon draw:style-name="gr5" draw:text-style-name="P1" draw:layer="layout" svg:width="6.498cm" svg:height="0cm" svg:x="23.199cm" svg:y="8.282cm" svg:viewBox="0 0 6499 0" draw:points="0,0 6499,0">
              <text:p/>
            </draw:polygon>
            <draw:polygon draw:style-name="gr6" draw:text-style-name="P1" draw:layer="layout" svg:width="6.498cm" svg:height="0cm" svg:x="23.199cm" svg:y="8.282cm" svg:viewBox="0 0 6499 0" draw:points="0,0 6499,0">
              <text:p/>
            </draw:polygon>
          </draw:g>
          <draw:g draw:style-name="gr4">
            <draw:polygon draw:style-name="gr5" draw:text-style-name="P1" draw:layer="layout" svg:width="6.5cm" svg:height="6.717cm" svg:x="23.199cm" svg:y="8.282cm" svg:viewBox="0 0 6501 6718" draw:points="0,6718 6501,6718 6501,0 0,0">
              <text:p/>
            </draw:polygon>
            <draw:polygon draw:style-name="gr6" draw:text-style-name="P1" draw:layer="layout" svg:width="6.5cm" svg:height="6.717cm" svg:x="23.199cm" svg:y="8.282cm" svg:viewBox="0 0 6501 6718" draw:points="0,6718 6501,6718 6501,0 0,0">
              <text:p/>
            </draw:polygon>
          </draw:g>
          <draw:g draw:style-name="gr2">
            <draw:g draw:style-name="gr4">
              <draw:polygon draw:style-name="gr5" draw:text-style-name="P1" draw:layer="layout" svg:width="6.5cm" svg:height="1.1cm" svg:x="23.199cm" svg:y="8.282cm" svg:viewBox="0 0 6501 1101" draw:points="0,1101 6501,1101 6501,0 0,0">
                <text:p/>
              </draw:polygon>
              <draw:polygon draw:style-name="gr6" draw:text-style-name="P1" draw:layer="layout" svg:width="6.5cm" svg:height="1.1cm" svg:x="23.199cm" svg:y="8.282cm" svg:viewBox="0 0 6501 1101" draw:points="0,1101 6501,1101 6501,0 0,0">
                <text:p/>
              </draw:polygon>
            </draw:g>
            <draw:frame draw:style-name="gr7" draw:text-style-name="P3" draw:layer="layout" svg:width="6.5cm" svg:height="1.1cm" svg:x="23.199cm" svg:y="8.282cm">
              <draw:text-box>
                <text:p text:style-name="P2"><text:span text:style-name="T1">Message</text:span></text:p>
              </draw:text-box>
            </draw:frame>
          </draw:g>
          <draw:g draw:style-name="gr4">
            <draw:polygon draw:style-name="gr3" draw:text-style-name="P1" draw:layer="layout" svg:width="0cm" svg:height="0cm" svg:x="23.649cm" svg:y="10.372cm" svg:viewBox="0 0 0 0" draw:points="0,0">
              <text:p/>
            </draw:polygon>
          </draw:g>
          <draw:g draw:style-name="gr4">
            <draw:path draw:style-name="gr9" draw:text-style-name="P6" draw:layer="layout" svg:width="0.296cm" svg:height="0.599cm" svg:x="23.351cm" svg:y="9.573cm" svg:viewBox="0 0 297 600" svg:d="M58 511l90 89 69-67v-222h45l-23-46c15-11 28-26 38-43 13-23 20-48 20-74s-7-52-20-74c-13-23-32-42-54-55-23-13-48-19-75-19-26 0-51 6-74 19-22 13-41 32-54 55-13 22-20 48-20 74s7 51 20 74c10 17 23 32 38 43l-22 46h45v22l-34 44 56 45v22l-45 44z">
              <text:p/>
            </draw:path>
            <draw:frame draw:style-name="gr8" draw:text-style-name="P5" draw:layer="layout" svg:width="0.446cm" svg:height="0.423cm" svg:x="23.649cm" svg:y="9.661cm">
              <draw:text-box>
                <text:p text:style-name="P4"><text:span text:style-name="T3">PK</text:span></text:p>
              </draw:text-box>
            </draw:frame>
          </draw:g>
          <draw:frame draw:style-name="gr10" draw:text-style-name="P5" draw:layer="layout" svg:width="5.374cm" svg:height="0.988cm" svg:x="24.201cm" svg:y="9.382cm">
            <draw:text-box>
              <text:p text:style-name="P4"><text:span text:style-name="T4">messageID</text:span></text:p>
            </draw:text-box>
          </draw:frame>
          <draw:line draw:style-name="gr11" draw:text-style-name="P1" draw:layer="layout" svg:x1="23.199cm" svg:y1="10.369cm" svg:x2="29.699cm" svg:y2="10.369cm">
            <text:p/>
          </draw:line>
          <draw:g draw:style-name="gr4">
            <draw:polygon draw:style-name="gr3" draw:text-style-name="P1" draw:layer="layout" svg:width="0cm" svg:height="0cm" svg:x="23.349cm" svg:y="11.163cm" svg:viewBox="0 0 0 0" draw:points="0,0">
              <text:p/>
            </draw:polygon>
          </draw:g>
          <draw:g draw:style-name="gr2">
            <draw:g draw:style-name="gr4">
              <draw:path draw:style-name="gr5" draw:text-style-name="P1" draw:layer="layout" svg:width="0.296cm" svg:height="0.599cm" svg:x="23.351cm" svg:y="11.551cm" svg:viewBox="0 0 297 600" svg:d="M58 511l90 89 69-67v-222h45l-23-46c15-11 28-26 38-43 13-23 20-48 20-74s-7-52-20-74c-13-23-32-42-54-55-23-13-48-19-75-19-26 0-51 6-74 19-22 13-41 32-54 55-13 22-20 48-20 74s7 51 20 74c10 17 23 32 38 43l-22 46h45v22l-34 44 56 45v22l-45 44z">
                <text:p/>
              </draw:path>
              <draw:polygon draw:style-name="gr6" draw:text-style-name="P1" draw:layer="layout" svg:width="0cm" svg:height="0cm" svg:x="23.349cm" svg:y="12.152cm" svg:viewBox="0 0 0 0" draw:points="0,0">
                <text:p/>
              </draw:polygon>
            </draw:g>
          </draw:g>
          <draw:g draw:style-name="gr4">
            <draw:polygon draw:style-name="gr3" draw:text-style-name="P1" draw:layer="layout" svg:width="0cm" svg:height="0cm" svg:x="23.349cm" svg:y="12.039cm" svg:viewBox="0 0 0 0" draw:points="0,0">
              <text:p/>
            </draw:polygon>
          </draw:g>
          <draw:frame draw:style-name="gr10" draw:text-style-name="P5" draw:layer="layout" svg:width="5.374cm" svg:height="0.988cm" svg:x="24.201cm" svg:y="13.545cm">
            <draw:text-box>
              <text:p text:style-name="P4"><text:span text:style-name="T4">contents</text:span></text:p>
            </draw:text-box>
          </draw:frame>
          <draw:g draw:style-name="gr2">
            <draw:g draw:style-name="gr4">
              <draw:path draw:style-name="gr5" draw:text-style-name="P1" draw:layer="layout" svg:width="0.296cm" svg:height="0.599cm" svg:x="23.351cm" svg:y="13.627cm" svg:viewBox="0 0 297 600" svg:d="M58 511l90 89 69-67v-222h45l-23-46c15-11 28-26 38-43 13-23 20-48 20-74s-7-52-20-74c-13-23-32-42-54-55-23-13-48-19-75-19-26 0-51 6-74 19-22 13-41 32-54 55-13 22-20 48-20 74s7 51 20 74c10 17 23 32 38 43l-22 46h45v22l-34 44 56 45v22l-45 44z">
                <text:p/>
              </draw:path>
              <draw:polygon draw:style-name="gr6" draw:text-style-name="P1" draw:layer="layout" svg:width="0cm" svg:height="0cm" svg:x="23.349cm" svg:y="14.227cm" svg:viewBox="0 0 0 0" draw:points="0,0">
                <text:p/>
              </draw:polygon>
            </draw:g>
          </draw:g>
          <draw:frame draw:style-name="gr10" draw:text-style-name="P5" draw:layer="layout" svg:width="5.374cm" svg:height="0.988cm" svg:x="24.199cm" svg:y="12.512cm">
            <draw:text-box>
              <text:p text:style-name="P4"><text:span text:style-name="T4">timestamp</text:span></text:p>
            </draw:text-box>
          </draw:frame>
          <draw:g draw:style-name="gr4">
            <draw:path draw:style-name="gr9" draw:text-style-name="P6" draw:layer="layout" svg:width="0.296cm" svg:height="0.599cm" svg:x="23.326cm" svg:y="10.703cm" svg:viewBox="0 0 297 600" svg:d="M58 511l90 89 69-67v-222h45l-23-46c15-11 28-26 38-43 13-23 20-48 20-74s-7-52-20-74c-13-23-32-42-54-55-23-13-48-19-75-19-26 0-51 6-74 19-22 13-41 32-54 55-13 22-20 48-20 74s7 51 20 74c10 17 23 32 38 43l-22 46h45v22l-34 44 56 45v22l-45 44z">
              <text:p/>
            </draw:path>
            <draw:frame draw:style-name="gr8" draw:text-style-name="P5" draw:layer="layout" svg:width="0.446cm" svg:height="0.423cm" svg:x="23.624cm" svg:y="10.791cm">
              <draw:text-box>
                <text:p text:style-name="P4"><text:span text:style-name="T3">PK</text:span></text:p>
              </draw:text-box>
            </draw:frame>
          </draw:g>
          <draw:frame draw:style-name="gr10" draw:text-style-name="P5" draw:layer="layout" svg:width="5.374cm" svg:height="0.988cm" svg:x="24.176cm" svg:y="10.512cm">
            <draw:text-box>
              <text:p text:style-name="P4"><text:span text:style-name="T4">accountID</text:span></text:p>
            </draw:text-box>
          </draw:frame>
          <draw:g draw:style-name="gr4">
            <draw:path draw:style-name="gr9" draw:text-style-name="P6" draw:layer="layout" svg:width="0.296cm" svg:height="0.599cm" svg:x="23.326cm" svg:y="11.703cm" svg:viewBox="0 0 297 600" svg:d="M58 511l90 89 69-67v-222h45l-23-46c15-11 28-26 38-43 13-23 20-48 20-74s-7-52-20-74c-13-23-32-42-54-55-23-13-48-19-75-19-26 0-51 6-74 19-22 13-41 32-54 55-13 22-20 48-20 74s7 51 20 74c10 17 23 32 38 43l-22 46h45v22l-34 44 56 45v22l-45 44z">
              <text:p/>
            </draw:path>
            <draw:frame draw:style-name="gr8" draw:text-style-name="P5" draw:layer="layout" svg:width="0.446cm" svg:height="0.423cm" svg:x="23.624cm" svg:y="11.791cm">
              <draw:text-box>
                <text:p text:style-name="P4"><text:span text:style-name="T3">PK</text:span></text:p>
              </draw:text-box>
            </draw:frame>
          </draw:g>
          <draw:frame draw:style-name="gr10" draw:text-style-name="P5" draw:layer="layout" svg:width="5.374cm" svg:height="0.988cm" svg:x="24.176cm" svg:y="11.512cm">
            <draw:text-box>
              <text:p text:style-name="P4"><text:span text:style-name="T4">chatID</text:span></text:p>
            </draw:text-box>
          </draw:frame>
        </draw:g>
        <draw:g draw:style-name="gr2">
          <draw:g draw:style-name="gr4">
            <draw:polygon draw:style-name="gr5" draw:text-style-name="P1" draw:layer="layout" svg:width="6.498cm" svg:height="0cm" svg:x="43.988cm" svg:y="9.726cm" svg:viewBox="0 0 6499 0" draw:points="0,0 6499,0">
              <text:p/>
            </draw:polygon>
            <draw:polygon draw:style-name="gr6" draw:text-style-name="P1" draw:layer="layout" svg:width="6.498cm" svg:height="0cm" svg:x="43.988cm" svg:y="9.726cm" svg:viewBox="0 0 6499 0" draw:points="0,0 6499,0">
              <text:p/>
            </draw:polygon>
          </draw:g>
          <draw:g draw:style-name="gr4">
            <draw:polygon draw:style-name="gr5" draw:text-style-name="P1" draw:layer="layout" svg:width="6.5cm" svg:height="3.335cm" svg:x="43.988cm" svg:y="9.726cm" svg:viewBox="0 0 6501 3336" draw:points="0,3336 6501,3336 6501,0 0,0">
              <text:p/>
            </draw:polygon>
            <draw:polygon draw:style-name="gr6" draw:text-style-name="P1" draw:layer="layout" svg:width="6.5cm" svg:height="3.335cm" svg:x="43.988cm" svg:y="9.726cm" svg:viewBox="0 0 6501 3336" draw:points="0,3336 6501,3336 6501,0 0,0">
              <text:p/>
            </draw:polygon>
          </draw:g>
          <draw:g draw:style-name="gr2">
            <draw:g draw:style-name="gr4">
              <draw:polygon draw:style-name="gr5" draw:text-style-name="P1" draw:layer="layout" svg:width="6.5cm" svg:height="1.1cm" svg:x="43.988cm" svg:y="9.726cm" svg:viewBox="0 0 6501 1101" draw:points="0,1101 6501,1101 6501,0 0,0">
                <text:p/>
              </draw:polygon>
              <draw:polygon draw:style-name="gr6" draw:text-style-name="P1" draw:layer="layout" svg:width="6.5cm" svg:height="1.1cm" svg:x="43.988cm" svg:y="9.726cm" svg:viewBox="0 0 6501 1101" draw:points="0,1101 6501,1101 6501,0 0,0">
                <text:p/>
              </draw:polygon>
            </draw:g>
            <draw:frame draw:style-name="gr7" draw:text-style-name="P3" draw:layer="layout" svg:width="6.5cm" svg:height="1.1cm" svg:x="43.988cm" svg:y="9.726cm">
              <draw:text-box>
                <text:p text:style-name="P2"><text:span text:style-name="T1">ChatType</text:span></text:p>
              </draw:text-box>
            </draw:frame>
          </draw:g>
          <draw:g draw:style-name="gr4">
            <draw:polygon draw:style-name="gr3" draw:text-style-name="P1" draw:layer="layout" svg:width="0cm" svg:height="0cm" svg:x="44.438cm" svg:y="11.816cm" svg:viewBox="0 0 0 0" draw:points="0,0">
              <text:p/>
            </draw:polygon>
          </draw:g>
          <draw:g draw:style-name="gr4">
            <draw:path draw:style-name="gr9" draw:text-style-name="P6" draw:layer="layout" svg:width="0.296cm" svg:height="0.599cm" svg:x="44.14cm" svg:y="11.017cm" svg:viewBox="0 0 297 600" svg:d="M58 511l90 89 69-67v-222h45l-23-46c15-11 28-26 38-43 13-23 20-48 20-74s-7-52-20-74c-13-23-32-42-54-55-23-13-48-19-75-19-26 0-51 6-74 19-22 13-41 32-54 55-13 22-20 48-20 74s7 51 20 74c10 17 23 32 38 43l-22 46h45v22l-34 44 56 45v22l-45 44z">
              <text:p/>
            </draw:path>
            <draw:frame draw:style-name="gr8" draw:text-style-name="P5" draw:layer="layout" svg:width="0.446cm" svg:height="0.423cm" svg:x="44.438cm" svg:y="11.105cm">
              <draw:text-box>
                <text:p text:style-name="P4"><text:span text:style-name="T3">PK</text:span></text:p>
              </draw:text-box>
            </draw:frame>
          </draw:g>
          <draw:frame draw:style-name="gr17" draw:text-style-name="P11" draw:layer="layout" svg:width="5.374cm" svg:height="0.988cm" svg:x="44.99cm" svg:y="10.826cm">
            <draw:text-box>
              <text:p text:style-name="P4"><text:span text:style-name="T4">chatTypeID</text:span></text:p>
            </draw:text-box>
          </draw:frame>
          <draw:line draw:style-name="gr11" draw:text-style-name="P1" draw:layer="layout" svg:x1="43.988cm" svg:y1="11.813cm" svg:x2="50.488cm" svg:y2="11.813cm">
            <text:p/>
          </draw:line>
          <draw:g draw:style-name="gr4">
            <draw:polygon draw:style-name="gr3" draw:text-style-name="P1" draw:layer="layout" svg:width="0cm" svg:height="0cm" svg:x="44.138cm" svg:y="12.607cm" svg:viewBox="0 0 0 0" draw:points="0,0">
              <text:p/>
            </draw:polygon>
          </draw:g>
          <draw:g draw:style-name="gr4">
            <draw:polygon draw:style-name="gr3" draw:text-style-name="P1" draw:layer="layout" svg:width="0cm" svg:height="0cm" svg:x="44.138cm" svg:y="13.483cm" svg:viewBox="0 0 0 0" draw:points="0,0">
              <text:p/>
            </draw:polygon>
          </draw:g>
          <draw:frame draw:style-name="gr10" draw:text-style-name="P5" draw:layer="layout" svg:width="5.374cm" svg:height="0.988cm" svg:x="44.99cm" svg:y="11.889cm">
            <draw:text-box>
              <text:p text:style-name="P4"><text:span text:style-name="T4">privacy</text:span></text:p>
            </draw:text-box>
          </draw:frame>
          <draw:frame draw:style-name="gr8" draw:text-style-name="P5" draw:layer="layout" svg:width="0.425cm" svg:height="0.423cm" svg:x="44.454cm" svg:y="12.173cm">
            <draw:text-box>
              <text:p text:style-name="P4"><text:span text:style-name="T5">FK</text:span></text:p>
            </draw:text-box>
          </draw:frame>
        </draw:g>
        <draw:polyline draw:style-name="gr1" draw:text-style-name="P1" draw:layer="layout" svg:width="3.717cm" svg:height="0cm" svg:x="19.496cm" svg:y="10.755cm" svg:viewBox="0 0 3718 0" draw:points="3718,0 2265,0 2265,0 0,0">
          <text:p/>
        </draw:polyline>
        <draw:line draw:style-name="gr1" draw:text-style-name="P1" draw:layer="layout" svg:x1="40.368cm" svg:y1="11.547cm" svg:x2="44.021cm" svg:y2="11.571cm">
          <text:p/>
        </draw:line>
        <draw:line draw:style-name="gr1" draw:text-style-name="P1" draw:layer="layout" svg:x1="29.719cm" svg:y1="11.649cm" svg:x2="33.835cm" svg:y2="11.641cm">
          <text:p/>
        </draw:line>
        <draw:g draw:style-name="gr2">
          <draw:g draw:style-name="gr4">
            <draw:polygon draw:style-name="gr5" draw:text-style-name="P1" draw:layer="layout" svg:width="6.499cm" svg:height="0cm" svg:x="13.25cm" svg:y="26cm" svg:viewBox="0 0 6500 0" draw:points="0,0 6500,0">
              <text:p/>
            </draw:polygon>
            <draw:polygon draw:style-name="gr6" draw:text-style-name="P1" draw:layer="layout" svg:width="6.499cm" svg:height="0cm" svg:x="13.25cm" svg:y="26cm" svg:viewBox="0 0 6500 0" draw:points="0,0 6500,0">
              <text:p/>
            </draw:polygon>
          </draw:g>
          <draw:g draw:style-name="gr4">
            <draw:polygon draw:style-name="gr5" draw:text-style-name="P1" draw:layer="layout" svg:width="6.5cm" svg:height="3.249cm" svg:x="13.25cm" svg:y="26cm" svg:viewBox="0 0 6501 3250" draw:points="0,3250 6501,3250 6501,0 0,0">
              <text:p/>
            </draw:polygon>
            <draw:polygon draw:style-name="gr6" draw:text-style-name="P1" draw:layer="layout" svg:width="6.5cm" svg:height="3.249cm" svg:x="13.25cm" svg:y="26cm" svg:viewBox="0 0 6501 3250" draw:points="0,3250 6501,3250 6501,0 0,0">
              <text:p/>
            </draw:polygon>
          </draw:g>
          <draw:g draw:style-name="gr2">
            <draw:g draw:style-name="gr4">
              <draw:polygon draw:style-name="gr5" draw:text-style-name="P1" draw:layer="layout" svg:width="6.5cm" svg:height="1.1cm" svg:x="13.25cm" svg:y="26cm" svg:viewBox="0 0 6501 1101" draw:points="0,1101 6501,1101 6501,0 0,0">
                <text:p/>
              </draw:polygon>
              <draw:polygon draw:style-name="gr6" draw:text-style-name="P1" draw:layer="layout" svg:width="6.5cm" svg:height="1.1cm" svg:x="13.25cm" svg:y="26cm" svg:viewBox="0 0 6501 1101" draw:points="0,1101 6501,1101 6501,0 0,0">
                <text:p/>
              </draw:polygon>
            </draw:g>
            <draw:frame draw:style-name="gr7" draw:text-style-name="P3" draw:layer="layout" svg:width="6.5cm" svg:height="1.1cm" svg:x="13.25cm" svg:y="26cm">
              <draw:text-box>
                <text:p text:style-name="P2"><text:span text:style-name="T1">Behaviour</text:span></text:p>
              </draw:text-box>
            </draw:frame>
          </draw:g>
          <draw:g draw:style-name="gr4">
            <draw:polygon draw:style-name="gr3" draw:text-style-name="P1" draw:layer="layout" svg:width="0cm" svg:height="0cm" svg:x="13.7cm" svg:y="28.091cm" svg:viewBox="0 0 0 0" draw:points="0,0">
              <text:p/>
            </draw:polygon>
          </draw:g>
          <draw:g draw:style-name="gr4">
            <draw:path draw:style-name="gr9" draw:text-style-name="P6" draw:layer="layout" svg:width="0.296cm" svg:height="0.599cm" svg:x="13.402cm" svg:y="27.292cm" svg:viewBox="0 0 297 600" svg:d="M58 511l90 89 69-67v-222h45l-23-46c15-11 28-26 38-43 13-23 20-48 20-74s-7-52-20-74c-13-23-32-42-54-55-23-13-48-19-75-19-26 0-51 6-74 19-22 13-41 32-54 55-13 22-20 48-20 74s7 51 20 74c10 17 23 32 38 43l-22 46h45v22l-34 44 56 45v22l-45 44z">
              <text:p/>
            </draw:path>
            <draw:frame draw:style-name="gr8" draw:text-style-name="P5" draw:layer="layout" svg:width="0.446cm" svg:height="0.423cm" svg:x="13.7cm" svg:y="27.38cm">
              <draw:text-box>
                <text:p text:style-name="P4"><text:span text:style-name="T3">PK</text:span></text:p>
              </draw:text-box>
            </draw:frame>
          </draw:g>
          <draw:frame draw:style-name="gr10" draw:text-style-name="P5" draw:layer="layout" svg:width="4.874cm" svg:height="0.988cm" svg:x="14.876cm" svg:y="27.101cm">
            <draw:text-box>
              <text:p text:style-name="P4"><text:span text:style-name="T4">behaviourID</text:span></text:p>
            </draw:text-box>
          </draw:frame>
          <draw:line draw:style-name="gr11" draw:text-style-name="P1" draw:layer="layout" svg:x1="13.25cm" svg:y1="28.088cm" svg:x2="19.75cm" svg:y2="28.088cm">
            <text:p/>
          </draw:line>
          <draw:frame draw:style-name="gr10" draw:text-style-name="P5" draw:layer="layout" svg:width="4.874cm" svg:height="0.988cm" svg:x="14.876cm" svg:y="28.088cm">
            <draw:text-box>
              <text:p text:style-name="P4"><text:span text:style-name="T4">name</text:span></text:p>
            </draw:text-box>
          </draw:frame>
        </draw:g>
        <draw:line draw:style-name="gr1" draw:text-style-name="P1" draw:layer="layout" svg:x1="16.75cm" svg:y1="23.481cm" svg:x2="16.75cm" svg:y2="2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CF_20_Zero_20_One" draw:display-name="CF Zero One" svg:viewBox="0 0 3200 5801" svg:d="M100 4300c0-263 69-522 201-749 132-229 321-418 549-550 228-131 487-201 750-201s522 70 750 201c228 132 417 321 549 549 132 229 201 487 201 750 0 264-69 522-201 750-132 229-321 418-549 550-228 131-487 201-750 201s-522-70-750-201c-228-132-417-321-549-549s-201-487-201-750zM250 4300c0-237 62-469 181-674 118-206 289-376 494-495 205-118 438-181 675-181s470 63 675 181c205 119 376 289 494 494 119 206 181 439 181 675 0 237-62 470-181 675-118 206-289 376-494 495-205 118-438 181-675 181s-470-63-675-181c-205-119-376-289-494-494-119-206-181-438-181-675zM1600 2800h100v-2800h-200v2800zM1700 1400v100h1500v-200h-1500zM1500 1400v100h-1500v-200h1500z"/>
    <draw:marker draw:name="Marker_5f_0" draw:display-name="Marker_0" svg:viewBox="0 0 3000 6001" svg:d="M0 4500c0-276 63-511 201-749 138-240 310-411 549-550 239-138 474-201 750-201s511 63 750 201c239 139 411 310 549 549 138 240 201 474 201 750 0 277-63 511-201 750-138 240-310 411-549 550-239 138-474 201-750 201s-511-63-750-201c-239-139-411-310-549-549s-201-474-201-750zM150 4500c0-248 57-459 181-674 124-216 279-370 494-495 215-124 426-181 675-181s460 57 675 181c215 125 370 279 494 494 124 216 181 427 181 675 0 249-57 460-181 675-124 216-279 370-494 495-215 124-426 181-675 181s-460-57-675-181c-215-125-370-279-494-494-124-216-181-427-181-675zM1500 3000l1500-2789v-211h-114l-1286 2392v-2392h-200v2392l-1286-2392h-114v211z"/>
    <draw:marker draw:name="Marker_5f_1" draw:display-name="Marker_1" svg:viewBox="0 0 38 40" svg:d="M19 40h1v-40h-2v40zM20 40h-20v-2h20zM18 40h20v-2h-20zM20 22h-20v-2h20zM18 22h20v-2h-20z"/>
    <draw:stroke-dash draw:name="Dash_5f_0" draw:display-name="Dash_0" draw:style="round" draw:dots1="1" draw:dots1-length="200%" draw:dots2="1" draw:dots2-length="200%" draw:distance="2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NZ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50.73cm" fo:page-height="58.1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4-08-21T16:17:48.795000000</dc:date>
    <dc:language>en-US</dc:language>
    <meta:creation-date>2024-08-05T00:59:52Z</meta:creation-date>
    <meta:initial-creator>Johan '</meta:initial-creator>
    <meta:generator>LibreOffice/24.2.5.2$Windows_X86_64 LibreOffice_project/bffef4ea93e59bebbeaf7f431bb02b1a39ee8a59</meta:generator>
    <meta:editing-duration>PT3H35M15S</meta:editing-duration>
    <meta:editing-cycles>34</meta:editing-cycles>
    <meta:print-date>2024-08-11T14:53:32.358000000</meta:print-date>
    <meta:printed-by>PDF files</meta:printed-by>
    <meta:document-statistic meta:object-count="551"/>
    <meta:template xlink:type="simple" xlink:actuate="onRequest" xlink:title="DBCROW_M.vstx" xlink:href=""/>
  </office:meta>
</office:document-meta>
</file>